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3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752in"/>
    </style:style>
    <style:style style:name="co4" style:family="table-column">
      <style:table-column-properties fo:break-before="auto" style:column-width="0.3102in"/>
    </style:style>
    <style:style style:name="co5" style:family="table-column">
      <style:table-column-properties fo:break-before="auto" style:column-width="1.672in"/>
    </style:style>
    <style:style style:name="co6" style:family="table-column">
      <style:table-column-properties fo:break-before="auto" style:column-width="0.3319in"/>
    </style:style>
    <style:style style:name="co7" style:family="table-column">
      <style:table-column-properties fo:break-before="auto" style:column-width="0.3in"/>
    </style:style>
    <style:style style:name="co8" style:family="table-column">
      <style:table-column-properties fo:break-before="auto" style:column-width="0.2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3">
      <style:table-cell-properties fo:background-color="#000000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1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ce2"/>
        <table:table-column table:style-name="co3" table:default-cell-style-name="Default"/>
        <table:table-column table:style-name="co2" table:number-columns-repeated="4" table:default-cell-style-name="ce2"/>
        <table:table-column table:style-name="co4" table:default-cell-style-name="Default"/>
        <table:table-column table:style-name="co2" table:number-columns-repeated="2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Default"/>
        <table:table-column table:style-name="co2" table:number-columns-repeated="2" table:default-cell-style-name="ce2"/>
        <table:table-column table:style-name="co5" table:default-cell-style-name="ce2"/>
        <table:table-column table:style-name="co2" table:default-cell-style-name="ce2"/>
        <table:table-column table:style-name="co7" table:default-cell-style-name="Default"/>
        <table:table-column table:style-name="co2" table:number-columns-repeated="4" table:default-cell-style-name="ce2"/>
        <table:table-column table:style-name="co8" table:default-cell-style-name="Default"/>
        <table:table-column table:style-name="co2" table:number-columns-repeated="4" table:default-cell-style-name="ce2"/>
        <table:table-row table:style-name="ro1" table:number-rows-repeated="2">
          <table:table-cell table:number-columns-repeated="30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Using Tabu List (no communication)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Without Tabu List (no communication)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Using Tabu List (communication 1-1)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Using Tabu List (communication 1-n)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Sequential (without tabu list)</text:p>
          </table:table-cell>
          <table:covered-table-cell table:number-columns-repeated="3" table:style-name="Default"/>
          <table:table-cell/>
          <table:table-cell table:style-name="ce3" office:value-type="string" calcext:value-type="string" table:number-columns-spanned="4" table:number-rows-spanned="1">
            <text:p>Sequential (with tabu list)</text:p>
          </table:table-cell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Eps = 4</text:p>
          </table:table-cell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13"/>
        </table:table-row>
        <table:table-row table:style-name="ro1">
          <table:table-cell/>
          <table:table-cell table:style-name="ce4" office:value-type="string" calcext:value-type="string">
            <text:p>Norm = 8</text:p>
          </table:table-cell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13"/>
        </table:table-row>
        <table:table-row table:style-name="ro1">
          <table:table-cell/>
          <table:table-cell table:style-name="ce4" office:value-type="string" calcext:value-type="string">
            <text:p>tabu size = 15</text:p>
          </table:table-cell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iterations</text:p>
          </table:table-cell>
          <table:table-cell table:style-name="ce5" office:value-type="string" calcext:value-type="string">
            <text:p>strategy</text:p>
          </table:table-cell>
          <table:table-cell table:style-name="ce5" office:value-type="string" calcext:value-type="string">
            <text:p>restarts</text:p>
          </table:table-cell>
          <table:table-cell/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iterations</text:p>
          </table:table-cell>
          <table:table-cell table:style-name="ce5" office:value-type="string" calcext:value-type="string">
            <text:p>strategy</text:p>
          </table:table-cell>
          <table:table-cell table:style-name="ce5" office:value-type="string" calcext:value-type="string">
            <text:p>restarts</text:p>
          </table:table-cell>
          <table:table-cell/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iterations</text:p>
          </table:table-cell>
          <table:table-cell table:style-name="ce5" office:value-type="string" calcext:value-type="string">
            <text:p>strategy</text:p>
          </table:table-cell>
          <table:table-cell table:style-name="ce5" office:value-type="string" calcext:value-type="string">
            <text:p>restarts</text:p>
          </table:table-cell>
          <table:table-cell/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iterations</text:p>
          </table:table-cell>
          <table:table-cell table:style-name="ce5" office:value-type="string" calcext:value-type="string">
            <text:p>strategy</text:p>
          </table:table-cell>
          <table:table-cell table:style-name="ce5" office:value-type="string" calcext:value-type="string">
            <text:p>restarts</text:p>
          </table:table-cell>
          <table:table-cell/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iterations</text:p>
          </table:table-cell>
          <table:table-cell table:style-name="ce5" office:value-type="string" calcext:value-type="string">
            <text:p>strategy</text:p>
          </table:table-cell>
          <table:table-cell table:style-name="ce5" office:value-type="string" calcext:value-type="string">
            <text:p>restarts</text:p>
          </table:table-cell>
          <table:table-cell/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iterations</text:p>
          </table:table-cell>
          <table:table-cell table:style-name="ce5" office:value-type="string" calcext:value-type="string">
            <text:p>strategy</text:p>
          </table:table-cell>
          <table:table-cell table:style-name="ce5" office:value-type="string" calcext:value-type="string">
            <text:p>restarts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St_tabu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St_g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31" calcext:value-type="float">
            <text:p>431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St_g0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7140" calcext:value-type="float">
            <text:p>17140</text:p>
          </table:table-cell>
          <table:table-cell office:value-type="string" calcext:value-type="string">
            <text:p>St_tabu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St_tabu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St_g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9" calcext:value-type="float">
            <text:p>199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5915" calcext:value-type="float">
            <text:p>15915</text:p>
          </table:table-cell>
          <table:table-cell office:value-type="string" calcext:value-type="string">
            <text:p>St_g01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t_tab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St_tabu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3" calcext:value-type="float">
            <text:p>113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803" calcext:value-type="float">
            <text:p>6803</text:p>
          </table:table-cell>
          <table:table-cell office:value-type="string" calcext:value-type="string">
            <text:p>St_g0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860" calcext:value-type="float">
            <text:p>3860</text:p>
          </table:table-cell>
          <table:table-cell office:value-type="string" calcext:value-type="string">
            <text:p>St_tabu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t_tab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St_g0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16" calcext:value-type="float">
            <text:p>316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St_g02COMM_sen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316" calcext:value-type="float">
            <text:p>10316</text:p>
          </table:table-cell>
          <table:table-cell office:value-type="string" calcext:value-type="string">
            <text:p>St_g0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190" calcext:value-type="float">
            <text:p>2190</text:p>
          </table:table-cell>
          <table:table-cell office:value-type="float" office:value="36030" calcext:value-type="float">
            <text:p>36030</text:p>
          </table:table-cell>
          <table:table-cell office:value-type="string" calcext:value-type="string">
            <text:p>St_tabu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t_tabu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St_g02COMM_sen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t_g02COMM_sen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14802" calcext:value-type="float">
            <text:p>14802</text:p>
          </table:table-cell>
          <table:table-cell office:value-type="string" calcext:value-type="string">
            <text:p>St_g01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2350" calcext:value-type="float">
            <text:p>2350</text:p>
          </table:table-cell>
          <table:table-cell office:value-type="float" office:value="37203" calcext:value-type="float">
            <text:p>37203</text:p>
          </table:table-cell>
          <table:table-cell office:value-type="string" calcext:value-type="string">
            <text:p>St_tabu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t_tabu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St_g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40" calcext:value-type="float">
            <text:p>340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50" calcext:value-type="float">
            <text:p>2050</text:p>
          </table:table-cell>
          <table:table-cell office:value-type="float" office:value="33658" calcext:value-type="float">
            <text:p>33658</text:p>
          </table:table-cell>
          <table:table-cell office:value-type="string" calcext:value-type="string">
            <text:p>St_g01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1366" calcext:value-type="float">
            <text:p>11366</text:p>
          </table:table-cell>
          <table:table-cell office:value-type="string" calcext:value-type="string">
            <text:p>St_tabu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t_tab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St_g0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t_g02COMM_sen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60" calcext:value-type="float">
            <text:p>460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80" calcext:value-type="float">
            <text:p>2580</text:p>
          </table:table-cell>
          <table:table-cell office:value-type="float" office:value="43742" calcext:value-type="float">
            <text:p>43742</text:p>
          </table:table-cell>
          <table:table-cell office:value-type="string" calcext:value-type="string">
            <text:p>St_g01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634" calcext:value-type="float">
            <text:p>2634</text:p>
          </table:table-cell>
          <table:table-cell office:value-type="string" calcext:value-type="string">
            <text:p>St_tabu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t_tab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313" calcext:value-type="float">
            <text:p>3313</text:p>
          </table:table-cell>
          <table:table-cell office:value-type="string" calcext:value-type="string">
            <text:p>St_g0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11461" calcext:value-type="float">
            <text:p>11461</text:p>
          </table:table-cell>
          <table:table-cell office:value-type="string" calcext:value-type="string">
            <text:p>St_tabu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t_tab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10887" calcext:value-type="float">
            <text:p>10887</text:p>
          </table:table-cell>
          <table:table-cell office:value-type="string" calcext:value-type="string">
            <text:p>St_g0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13795" calcext:value-type="float">
            <text:p>13795</text:p>
          </table:table-cell>
          <table:table-cell office:value-type="string" calcext:value-type="string">
            <text:p>St_tabu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St_tabu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St_g02COMM_send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40" calcext:value-type="float">
            <text:p>1640</text:p>
          </table:table-cell>
          <table:table-cell office:value-type="float" office:value="26832" calcext:value-type="float">
            <text:p>26832</text:p>
          </table:table-cell>
          <table:table-cell office:value-type="string" calcext:value-type="string">
            <text:p>St_g01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St_tabu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t_tab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St_g02COMM_sen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St_g02COMM_sen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float" office:value="17171" calcext:value-type="float">
            <text:p>17171</text:p>
          </table:table-cell>
          <table:table-cell office:value-type="string" calcext:value-type="string">
            <text:p>St_g01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St_tab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t_tab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St_g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St_g02COMM_sen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t_g02COMM_sen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486" calcext:value-type="float">
            <text:p>3486</text:p>
          </table:table-cell>
          <table:table-cell office:value-type="string" calcext:value-type="string">
            <text:p>St_g0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7202" calcext:value-type="float">
            <text:p>7202</text:p>
          </table:table-cell>
          <table:table-cell office:value-type="string" calcext:value-type="string">
            <text:p>St_tabu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t_tab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62" calcext:value-type="float">
            <text:p>262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t_g02COMM_sen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082" calcext:value-type="float">
            <text:p>4082</text:p>
          </table:table-cell>
          <table:table-cell office:value-type="string" calcext:value-type="string">
            <text:p>St_g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96" calcext:value-type="float">
            <text:p>15796</text:p>
          </table:table-cell>
          <table:table-cell office:value-type="string" calcext:value-type="string">
            <text:p>St_tabu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St_tabu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St_g0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95" calcext:value-type="float">
            <text:p>395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St_g0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8142" calcext:value-type="float">
            <text:p>8142</text:p>
          </table:table-cell>
          <table:table-cell office:value-type="string" calcext:value-type="string">
            <text:p>St_tabu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t_tab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St_g0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42" calcext:value-type="float">
            <text:p>342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483" calcext:value-type="float">
            <text:p>2483</text:p>
          </table:table-cell>
          <table:table-cell office:value-type="string" calcext:value-type="string">
            <text:p>St_g0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St_tabu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St_tabu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St_g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37" calcext:value-type="float">
            <text:p>337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30" calcext:value-type="float">
            <text:p>630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float" office:value="18059" calcext:value-type="float">
            <text:p>18059</text:p>
          </table:table-cell>
          <table:table-cell office:value-type="string" calcext:value-type="string">
            <text:p>St_g0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20487" calcext:value-type="float">
            <text:p>20487</text:p>
          </table:table-cell>
          <table:table-cell office:value-type="string" calcext:value-type="string">
            <text:p>St_tabu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t_tab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St_g02COMM_sen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68" calcext:value-type="float">
            <text:p>368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20" calcext:value-type="float">
            <text:p>1720</text:p>
          </table:table-cell>
          <table:table-cell office:value-type="float" office:value="28799" calcext:value-type="float">
            <text:p>28799</text:p>
          </table:table-cell>
          <table:table-cell office:value-type="string" calcext:value-type="string">
            <text:p>St_g01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8287" calcext:value-type="float">
            <text:p>8287</text:p>
          </table:table-cell>
          <table:table-cell office:value-type="string" calcext:value-type="string">
            <text:p>St_tabu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t_tab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t_g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_g02COMM_sen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8138" calcext:value-type="float">
            <text:p>18138</text:p>
          </table:table-cell>
          <table:table-cell office:value-type="string" calcext:value-type="string">
            <text:p>St_g0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9311" calcext:value-type="float">
            <text:p>9311</text:p>
          </table:table-cell>
          <table:table-cell office:value-type="string" calcext:value-type="string">
            <text:p>St_tabu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t_tab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t_g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3" calcext:value-type="float">
            <text:p>193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St_g02COMM_send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0" calcext:value-type="float">
            <text:p>1290</text:p>
          </table:table-cell>
          <table:table-cell office:value-type="float" office:value="21230" calcext:value-type="float">
            <text:p>21230</text:p>
          </table:table-cell>
          <table:table-cell office:value-type="string" calcext:value-type="string">
            <text:p>St_g0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14089" calcext:value-type="float">
            <text:p>14089</text:p>
          </table:table-cell>
          <table:table-cell office:value-type="string" calcext:value-type="string">
            <text:p>St_tabu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St_tabu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8" calcext:value-type="float">
            <text:p>488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St_g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St_tabu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St_tabu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t_g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St_g02COMM_sen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7604" calcext:value-type="float">
            <text:p>7604</text:p>
          </table:table-cell>
          <table:table-cell office:value-type="string" calcext:value-type="string">
            <text:p>St_g0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8343" calcext:value-type="float">
            <text:p>8343</text:p>
          </table:table-cell>
          <table:table-cell office:value-type="string" calcext:value-type="string">
            <text:p>St_tabu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tabu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St_g0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7342" calcext:value-type="float">
            <text:p>7342</text:p>
          </table:table-cell>
          <table:table-cell office:value-type="string" calcext:value-type="string">
            <text:p>St_tabu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St_tabu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t_g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74" calcext:value-type="float">
            <text:p>174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92" calcext:value-type="float">
            <text:p>492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5030" calcext:value-type="float">
            <text:p>15030</text:p>
          </table:table-cell>
          <table:table-cell office:value-type="string" calcext:value-type="string">
            <text:p>St_g0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St_tabu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St_tabu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t_g0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St_g0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4340" calcext:value-type="float">
            <text:p>4340</text:p>
          </table:table-cell>
          <table:table-cell office:value-type="string" calcext:value-type="string">
            <text:p>St_tabu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t_tab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73" calcext:value-type="float">
            <text:p>573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70" calcext:value-type="float">
            <text:p>570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60" calcext:value-type="float">
            <text:p>1760</text:p>
          </table:table-cell>
          <table:table-cell office:value-type="float" office:value="28857" calcext:value-type="float">
            <text:p>28857</text:p>
          </table:table-cell>
          <table:table-cell office:value-type="string" calcext:value-type="string">
            <text:p>St_g01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960" calcext:value-type="float">
            <text:p>1960</text:p>
          </table:table-cell>
          <table:table-cell office:value-type="float" office:value="31257" calcext:value-type="float">
            <text:p>31257</text:p>
          </table:table-cell>
          <table:table-cell office:value-type="string" calcext:value-type="string">
            <text:p>St_tabu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t_tab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61" calcext:value-type="float">
            <text:p>261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7172" calcext:value-type="float">
            <text:p>7172</text:p>
          </table:table-cell>
          <table:table-cell office:value-type="string" calcext:value-type="string">
            <text:p>St_g0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4086" calcext:value-type="float">
            <text:p>4086</text:p>
          </table:table-cell>
          <table:table-cell office:value-type="string" calcext:value-type="string">
            <text:p>St_tabu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t_tab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9" calcext:value-type="float">
            <text:p>289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25339" calcext:value-type="float">
            <text:p>25339</text:p>
          </table:table-cell>
          <table:table-cell office:value-type="string" calcext:value-type="string">
            <text:p>St_g01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340" calcext:value-type="float">
            <text:p>1340</text:p>
          </table:table-cell>
          <table:table-cell office:value-type="float" office:value="21514" calcext:value-type="float">
            <text:p>21514</text:p>
          </table:table-cell>
          <table:table-cell office:value-type="string" calcext:value-type="string">
            <text:p>St_tabu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t_tab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t_g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St_g02COMM_sen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13258" calcext:value-type="float">
            <text:p>13258</text:p>
          </table:table-cell>
          <table:table-cell office:value-type="string" calcext:value-type="string">
            <text:p>St_g0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942" calcext:value-type="float">
            <text:p>3942</text:p>
          </table:table-cell>
          <table:table-cell office:value-type="string" calcext:value-type="string">
            <text:p>St_tabu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St_tabu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St_g02COMM_sen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3857" calcext:value-type="float">
            <text:p>3857</text:p>
          </table:table-cell>
          <table:table-cell office:value-type="string" calcext:value-type="string">
            <text:p>St_g0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St_tab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t_tab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St_g02COMM_sen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11030" calcext:value-type="float">
            <text:p>11030</text:p>
          </table:table-cell>
          <table:table-cell office:value-type="string" calcext:value-type="string">
            <text:p>St_g0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399" calcext:value-type="float">
            <text:p>17399</text:p>
          </table:table-cell>
          <table:table-cell office:value-type="string" calcext:value-type="string">
            <text:p>St_tabu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table:style-name="ce6" table:formula="of:=AVERAGE([.B8:.B37])" office:value-type="float" office:value="42.6666666666667" calcext:value-type="float">
            <text:p>43</text:p>
          </table:table-cell>
          <table:table-cell table:style-name="ce6" table:formula="of:=AVERAGE([.C8:.C37])" office:value-type="float" office:value="348.933333333333" calcext:value-type="float">
            <text:p>349</text:p>
          </table:table-cell>
          <table:table-cell table:style-name="ce6"/>
          <table:table-cell table:style-name="ce6" table:formula="of:=AVERAGE([.E8:.E37])" office:value-type="float" office:value="1.16666666666667" calcext:value-type="float">
            <text:p>1</text:p>
          </table:table-cell>
          <table:table-cell table:style-name="ce8"/>
          <table:table-cell table:style-name="ce6" table:formula="of:=AVERAGE([.G8:.G37])" office:value-type="float" office:value="47.3333333333333" calcext:value-type="float">
            <text:p>47</text:p>
          </table:table-cell>
          <table:table-cell table:style-name="ce6" table:formula="of:=AVERAGE([.H8:.H37])" office:value-type="float" office:value="436.366666666667" calcext:value-type="float">
            <text:p>436</text:p>
          </table:table-cell>
          <table:table-cell table:style-name="ce6"/>
          <table:table-cell table:style-name="ce6" table:formula="of:=AVERAGE([.J8:.J37])" office:value-type="float" office:value="1.73333333333333" calcext:value-type="float">
            <text:p>2</text:p>
          </table:table-cell>
          <table:table-cell table:style-name="ce8"/>
          <table:table-cell table:style-name="ce6" table:formula="of:=AVERAGE([.L8:.L37])" office:value-type="float" office:value="44.3333333333333" calcext:value-type="float">
            <text:p>44</text:p>
          </table:table-cell>
          <table:table-cell table:style-name="ce6" table:formula="of:=AVERAGE([.M8:.M37])" office:value-type="float" office:value="308.9" calcext:value-type="float">
            <text:p>309</text:p>
          </table:table-cell>
          <table:table-cell table:style-name="ce6"/>
          <table:table-cell table:style-name="ce6" table:formula="of:=AVERAGE([.O8:.O37])" office:value-type="float" office:value="1" calcext:value-type="float">
            <text:p>1</text:p>
          </table:table-cell>
          <table:table-cell table:style-name="ce8"/>
          <table:table-cell table:style-name="ce6" table:formula="of:=AVERAGE([.Q8:.Q37])" office:value-type="float" office:value="42.6666666666667" calcext:value-type="float">
            <text:p>43</text:p>
          </table:table-cell>
          <table:table-cell table:style-name="ce6" table:formula="of:=AVERAGE([.R8:.R37])" office:value-type="float" office:value="282.5" calcext:value-type="float">
            <text:p>283</text:p>
          </table:table-cell>
          <table:table-cell table:style-name="ce6"/>
          <table:table-cell table:style-name="ce6" table:formula="of:=AVERAGE([.T8:.T37])" office:value-type="float" office:value="1.03333333333333" calcext:value-type="float">
            <text:p>1</text:p>
          </table:table-cell>
          <table:table-cell table:style-name="ce8"/>
          <table:table-cell table:style-name="ce6" table:formula="of:=AVERAGE([.V8:.V37])" office:value-type="float" office:value="795" calcext:value-type="float">
            <text:p>795</text:p>
          </table:table-cell>
          <table:table-cell table:style-name="ce6" table:formula="of:=AVERAGE([.W8:.W37])" office:value-type="float" office:value="13306" calcext:value-type="float">
            <text:p>13,30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6" table:formula="of:=AVERAGE([.Y8:.Y37])" office:value-type="float" office:value="66.1" calcext:value-type="float">
            <text:p>66</text:p>
          </table:table-cell>
          <table:table-cell table:style-name="ce8"/>
          <table:table-cell table:style-name="ce6" table:formula="of:=AVERAGE([.AA8:.AA37])" office:value-type="float" office:value="664.333333333333" calcext:value-type="float">
            <text:p>664</text:p>
          </table:table-cell>
          <table:table-cell table:style-name="ce6" table:formula="of:=AVERAGE([.AB8:.AB37])" office:value-type="float" office:value="10745.0666666667" calcext:value-type="float">
            <text:p>10,745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6" table:formula="of:=AVERAGE([.AD8:.AD37])" office:value-type="float" office:value="53.2" calcext:value-type="float">
            <text:p>53</text:p>
          </table:table-cell>
        </table:table-row>
        <table:table-row table:style-name="ro1">
          <table:table-cell/>
          <table:table-cell table:formula="of:=STDEV([.B8:.B37])" office:value-type="float" office:value="37.6859374973938" calcext:value-type="float">
            <text:p>37.6859374974</text:p>
          </table:table-cell>
          <table:table-cell table:formula="of:=STDEV([.C8:.C37])" office:value-type="float" office:value="334.34979961972" calcext:value-type="float">
            <text:p>334.3497996197</text:p>
          </table:table-cell>
          <table:table-cell/>
          <table:table-cell table:formula="of:=STDEV([.E8:.E37])" office:value-type="float" office:value="1.64176804051321" calcext:value-type="float">
            <text:p>1.6417680405</text:p>
          </table:table-cell>
          <table:table-cell/>
          <table:table-cell table:formula="of:=STDEV([.G8:.G37])" office:value-type="float" office:value="34.8329346069683" calcext:value-type="float">
            <text:p>34.832934607</text:p>
          </table:table-cell>
          <table:table-cell table:formula="of:=STDEV([.H8:.H37])" office:value-type="float" office:value="330.105362838462" calcext:value-type="float">
            <text:p>330.1053628385</text:p>
          </table:table-cell>
          <table:table-cell/>
          <table:table-cell table:formula="of:=STDEV([.J8:.J37])" office:value-type="float" office:value="1.63861449745337" calcext:value-type="float">
            <text:p>1.6386144975</text:p>
          </table:table-cell>
          <table:table-cell table:style-name="ce2"/>
          <table:table-cell table:formula="of:=STDEV([.L8:.L37])" office:value-type="float" office:value="31.2590216862526" calcext:value-type="float">
            <text:p>31.2590216863</text:p>
          </table:table-cell>
          <table:table-cell table:formula="of:=STDEV([.M8:.M37])" office:value-type="float" office:value="233.465695626751" calcext:value-type="float">
            <text:p>233.4656956268</text:p>
          </table:table-cell>
          <table:table-cell/>
          <table:table-cell table:formula="of:=STDEV([.O8:.O37])" office:value-type="float" office:value="1.23176352410288" calcext:value-type="float">
            <text:p>1.2317635241</text:p>
          </table:table-cell>
          <table:table-cell table:style-name="ce2"/>
          <table:table-cell table:formula="of:=STDEV([.Q8:.Q37])" office:value-type="float" office:value="29.819379643092" calcext:value-type="float">
            <text:p>29.8193796431</text:p>
          </table:table-cell>
          <table:table-cell table:formula="of:=STDEV([.R8:.R37])" office:value-type="float" office:value="225.265169415345" calcext:value-type="float">
            <text:p>225.2651694153</text:p>
          </table:table-cell>
          <table:table-cell/>
          <table:table-cell table:formula="of:=STDEV([.T8:.T37])" office:value-type="float" office:value="1.03335187228457" calcext:value-type="float">
            <text:p>1.0333518723</text:p>
          </table:table-cell>
          <table:table-cell table:style-name="ce2"/>
          <table:table-cell table:formula="of:=STDEV([.V8:.V37])" office:value-type="float" office:value="667.949770979618" calcext:value-type="float">
            <text:p>667.9497709796</text:p>
          </table:table-cell>
          <table:table-cell table:formula="of:=STDEV([.W8:.W37])" office:value-type="float" office:value="11154.3740083091" calcext:value-type="float">
            <text:p>11154.3740083091</text:p>
          </table:table-cell>
          <table:table-cell/>
          <table:table-cell table:formula="of:=STDEV([.Y8:.Y37])" office:value-type="float" office:value="55.7453260759173" calcext:value-type="float">
            <text:p>55.7453260759</text:p>
          </table:table-cell>
          <table:table-cell/>
          <table:table-cell table:formula="of:=STDEV([.AA8:.AA37])" office:value-type="float" office:value="638.81184609605" calcext:value-type="float">
            <text:p>638.8118460961</text:p>
          </table:table-cell>
          <table:table-cell table:formula="of:=STDEV([.AB8:.AB37])" office:value-type="float" office:value="10259.5662606892" calcext:value-type="float">
            <text:p>10259.5662606892</text:p>
          </table:table-cell>
          <table:table-cell/>
          <table:table-cell table:formula="of:=STDEV([.AD8:.AD37])" office:value-type="float" office:value="51.3556900114459" calcext:value-type="float">
            <text:p>51.3556900114</text:p>
          </table:table-cell>
        </table:table-row>
        <table:table-row table:style-name="ro1">
          <table:table-cell table:style-name="ce1"/>
          <table:table-cell table:style-name="ce7" table:number-columns-repeated="9"/>
          <table:table-cell table:style-name="ce1"/>
          <table:table-cell table:style-name="ce7" table:number-columns-repeated="19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Using Tabu List (no communication)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Without Tabu List (no communication)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Using Tabu List (communication 1-1)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Using Tabu List (communication 1-n)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Sequential (without tabu list)</text:p>
          </table:table-cell>
          <table:covered-table-cell table:number-columns-repeated="3" table:style-name="Default"/>
          <table:table-cell/>
          <table:table-cell table:style-name="ce3" office:value-type="string" calcext:value-type="string" table:number-columns-spanned="4" table:number-rows-spanned="1">
            <text:p>Sequential (with tabu list)</text:p>
          </table:table-cell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Eps = 4</text:p>
          </table:table-cell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13"/>
        </table:table-row>
        <table:table-row table:style-name="ro1">
          <table:table-cell/>
          <table:table-cell table:style-name="ce4" office:value-type="string" calcext:value-type="string">
            <text:p>Norm = 8</text:p>
          </table:table-cell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13"/>
        </table:table-row>
        <table:table-row table:style-name="ro1">
          <table:table-cell/>
          <table:table-cell table:style-name="ce4" office:value-type="string" calcext:value-type="string">
            <text:p>tabu size = 15</text:p>
          </table:table-cell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iterations</text:p>
          </table:table-cell>
          <table:table-cell table:style-name="ce5" office:value-type="string" calcext:value-type="string">
            <text:p>strategy</text:p>
          </table:table-cell>
          <table:table-cell table:style-name="ce5" office:value-type="string" calcext:value-type="string">
            <text:p>restarts</text:p>
          </table:table-cell>
          <table:table-cell/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iterations</text:p>
          </table:table-cell>
          <table:table-cell table:style-name="ce5" office:value-type="string" calcext:value-type="string">
            <text:p>strategy</text:p>
          </table:table-cell>
          <table:table-cell table:style-name="ce5" office:value-type="string" calcext:value-type="string">
            <text:p>restarts</text:p>
          </table:table-cell>
          <table:table-cell/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iterations</text:p>
          </table:table-cell>
          <table:table-cell table:style-name="ce5" office:value-type="string" calcext:value-type="string">
            <text:p>strategy</text:p>
          </table:table-cell>
          <table:table-cell table:style-name="ce5" office:value-type="string" calcext:value-type="string">
            <text:p>restarts</text:p>
          </table:table-cell>
          <table:table-cell/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iterations</text:p>
          </table:table-cell>
          <table:table-cell table:style-name="ce5" office:value-type="string" calcext:value-type="string">
            <text:p>strategy</text:p>
          </table:table-cell>
          <table:table-cell table:style-name="ce5" office:value-type="string" calcext:value-type="string">
            <text:p>restarts</text:p>
          </table:table-cell>
          <table:table-cell/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iterations</text:p>
          </table:table-cell>
          <table:table-cell table:style-name="ce5" office:value-type="string" calcext:value-type="string">
            <text:p>strategy</text:p>
          </table:table-cell>
          <table:table-cell table:style-name="ce5" office:value-type="string" calcext:value-type="string">
            <text:p>restarts</text:p>
          </table:table-cell>
          <table:table-cell/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iterations</text:p>
          </table:table-cell>
          <table:table-cell table:style-name="ce5" office:value-type="string" calcext:value-type="string">
            <text:p>strategy</text:p>
          </table:table-cell>
          <table:table-cell table:style-name="ce5" office:value-type="string" calcext:value-type="string">
            <text:p>restarts</text:p>
          </table:table-cell>
        </table:table-row>
        <table:table-row table:style-name="ro1">
          <table:table-cell/>
          <table:table-cell office:value-type="float" office:value="4740" calcext:value-type="float">
            <text:p>4740</text:p>
          </table:table-cell>
          <table:table-cell office:value-type="float" office:value="20069" calcext:value-type="float">
            <text:p>20069</text:p>
          </table:table-cell>
          <table:table-cell office:value-type="string" calcext:value-type="string">
            <text:p>St_tabu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360" calcext:value-type="float">
            <text:p>5360</text:p>
          </table:table-cell>
          <table:table-cell office:value-type="float" office:value="21072" calcext:value-type="float">
            <text:p>21072</text:p>
          </table:table-cell>
          <table:table-cell office:value-type="string" calcext:value-type="string">
            <text:p>St_g0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5957" calcext:value-type="float">
            <text:p>5957</text:p>
          </table:table-cell>
          <table:table-cell office:value-type="string" calcext:value-type="string">
            <text:p>St_g02COMM_send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80" calcext:value-type="float">
            <text:p>8180</text:p>
          </table:table-cell>
          <table:table-cell office:value-type="float" office:value="35159" calcext:value-type="float">
            <text:p>35159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1540" calcext:value-type="float">
            <text:p>11540</text:p>
          </table:table-cell>
          <table:table-cell office:value-type="float" office:value="85707" calcext:value-type="float">
            <text:p>85707</text:p>
          </table:table-cell>
          <table:table-cell office:value-type="string" calcext:value-type="string">
            <text:p>St_g0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7720" calcext:value-type="float">
            <text:p>17720</text:p>
          </table:table-cell>
          <table:table-cell office:value-type="float" office:value="117993" calcext:value-type="float">
            <text:p>117993</text:p>
          </table:table-cell>
          <table:table-cell office:value-type="string" calcext:value-type="string">
            <text:p>St_tabu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13990" calcext:value-type="float">
            <text:p>13990</text:p>
          </table:table-cell>
          <table:table-cell office:value-type="float" office:value="56986" calcext:value-type="float">
            <text:p>56986</text:p>
          </table:table-cell>
          <table:table-cell office:value-type="string" calcext:value-type="string">
            <text:p>St_tabu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7295" calcext:value-type="float">
            <text:p>7295</text:p>
          </table:table-cell>
          <table:table-cell office:value-type="string" calcext:value-type="string">
            <text:p>St_g0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St_g02COMM_sen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20" calcext:value-type="float">
            <text:p>7920</text:p>
          </table:table-cell>
          <table:table-cell office:value-type="float" office:value="33205" calcext:value-type="float">
            <text:p>33205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6120" calcext:value-type="float">
            <text:p>106120</text:p>
          </table:table-cell>
          <table:table-cell office:value-type="float" office:value="759399" calcext:value-type="float">
            <text:p>759399</text:p>
          </table:table-cell>
          <table:table-cell office:value-type="string" calcext:value-type="string">
            <text:p>St_g0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146880" calcext:value-type="float">
            <text:p>146880</text:p>
          </table:table-cell>
          <table:table-cell office:value-type="float" office:value="993766" calcext:value-type="float">
            <text:p>993766</text:p>
          </table:table-cell>
          <table:table-cell office:value-type="string" calcext:value-type="string">
            <text:p>St_tabu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/>
          <table:table-cell office:value-type="float" office:value="7980" calcext:value-type="float">
            <text:p>7980</text:p>
          </table:table-cell>
          <table:table-cell office:value-type="float" office:value="33958" calcext:value-type="float">
            <text:p>33958</text:p>
          </table:table-cell>
          <table:table-cell office:value-type="string" calcext:value-type="string">
            <text:p>St_tabu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6590" calcext:value-type="float">
            <text:p>6590</text:p>
          </table:table-cell>
          <table:table-cell office:value-type="float" office:value="27135" calcext:value-type="float">
            <text:p>27135</text:p>
          </table:table-cell>
          <table:table-cell office:value-type="string" calcext:value-type="string">
            <text:p>St_g0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440" calcext:value-type="float">
            <text:p>6440</text:p>
          </table:table-cell>
          <table:table-cell office:value-type="float" office:value="26337" calcext:value-type="float">
            <text:p>26337</text:p>
          </table:table-cell>
          <table:table-cell office:value-type="string" calcext:value-type="string">
            <text:p>St_g02COMM_sender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float" office:value="5190" calcext:value-type="float">
            <text:p>5190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220" calcext:value-type="float">
            <text:p>58220</text:p>
          </table:table-cell>
          <table:table-cell office:value-type="float" office:value="411362" calcext:value-type="float">
            <text:p>411362</text:p>
          </table:table-cell>
          <table:table-cell office:value-type="string" calcext:value-type="string">
            <text:p>St_g01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63660" calcext:value-type="float">
            <text:p>63660</text:p>
          </table:table-cell>
          <table:table-cell office:value-type="float" office:value="428626" calcext:value-type="float">
            <text:p>428626</text:p>
          </table:table-cell>
          <table:table-cell office:value-type="string" calcext:value-type="string">
            <text:p>St_tabu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/>
          <table:table-cell office:value-type="float" office:value="6810" calcext:value-type="float">
            <text:p>6810</text:p>
          </table:table-cell>
          <table:table-cell office:value-type="float" office:value="28162" calcext:value-type="float">
            <text:p>28162</text:p>
          </table:table-cell>
          <table:table-cell office:value-type="string" calcext:value-type="string">
            <text:p>St_tabu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466" calcext:value-type="float">
            <text:p>3466</text:p>
          </table:table-cell>
          <table:table-cell office:value-type="string" calcext:value-type="string">
            <text:p>St_g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St_g02COMM_sen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30" calcext:value-type="float">
            <text:p>3030</text:p>
          </table:table-cell>
          <table:table-cell office:value-type="float" office:value="11119" calcext:value-type="float">
            <text:p>11119</text:p>
          </table:table-cell>
          <table:table-cell office:value-type="string" calcext:value-type="string">
            <text:p>St_g02COMM_sender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9070" calcext:value-type="float">
            <text:p>49070</text:p>
          </table:table-cell>
          <table:table-cell office:value-type="float" office:value="342733" calcext:value-type="float">
            <text:p>342733</text:p>
          </table:table-cell>
          <table:table-cell office:value-type="string" calcext:value-type="string">
            <text:p>St_g01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10090" calcext:value-type="float">
            <text:p>10090</text:p>
          </table:table-cell>
          <table:table-cell office:value-type="float" office:value="67926" calcext:value-type="float">
            <text:p>67926</text:p>
          </table:table-cell>
          <table:table-cell office:value-type="string" calcext:value-type="string">
            <text:p>St_tabu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9300" calcext:value-type="float">
            <text:p>9300</text:p>
          </table:table-cell>
          <table:table-cell office:value-type="float" office:value="37336" calcext:value-type="float">
            <text:p>37336</text:p>
          </table:table-cell>
          <table:table-cell office:value-type="string" calcext:value-type="string">
            <text:p>St_tabu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5710" calcext:value-type="float">
            <text:p>5710</text:p>
          </table:table-cell>
          <table:table-cell office:value-type="float" office:value="24439" calcext:value-type="float">
            <text:p>24439</text:p>
          </table:table-cell>
          <table:table-cell office:value-type="string" calcext:value-type="string">
            <text:p>St_g0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258" calcext:value-type="float">
            <text:p>1258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0" calcext:value-type="float">
            <text:p>3460</text:p>
          </table:table-cell>
          <table:table-cell office:value-type="float" office:value="15232" calcext:value-type="float">
            <text:p>15232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200" calcext:value-type="float">
            <text:p>20200</text:p>
          </table:table-cell>
          <table:table-cell office:value-type="float" office:value="146027" calcext:value-type="float">
            <text:p>146027</text:p>
          </table:table-cell>
          <table:table-cell office:value-type="string" calcext:value-type="string">
            <text:p>St_g01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75560" calcext:value-type="float">
            <text:p>75560</text:p>
          </table:table-cell>
          <table:table-cell office:value-type="float" office:value="514704" calcext:value-type="float">
            <text:p>514704</text:p>
          </table:table-cell>
          <table:table-cell office:value-type="string" calcext:value-type="string">
            <text:p>St_tabu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/>
          <table:table-cell office:value-type="float" office:value="21410" calcext:value-type="float">
            <text:p>21410</text:p>
          </table:table-cell>
          <table:table-cell office:value-type="float" office:value="89951" calcext:value-type="float">
            <text:p>89951</text:p>
          </table:table-cell>
          <table:table-cell office:value-type="string" calcext:value-type="string">
            <text:p>St_tabu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6161" calcext:value-type="float">
            <text:p>16161</text:p>
          </table:table-cell>
          <table:table-cell office:value-type="string" calcext:value-type="string">
            <text:p>St_g0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float" office:value="7891" calcext:value-type="float">
            <text:p>7891</text:p>
          </table:table-cell>
          <table:table-cell office:value-type="string" calcext:value-type="string">
            <text:p>St_g02COMM_sender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2326" calcext:value-type="float">
            <text:p>2326</text:p>
          </table:table-cell>
          <table:table-cell office:value-type="string" calcext:value-type="string">
            <text:p>St_g02COMM_sen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620" calcext:value-type="float">
            <text:p>47620</text:p>
          </table:table-cell>
          <table:table-cell office:value-type="float" office:value="327598" calcext:value-type="float">
            <text:p>327598</text:p>
          </table:table-cell>
          <table:table-cell office:value-type="string" calcext:value-type="string">
            <text:p>St_g01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53700" calcext:value-type="float">
            <text:p>53700</text:p>
          </table:table-cell>
          <table:table-cell office:value-type="float" office:value="372893" calcext:value-type="float">
            <text:p>372893</text:p>
          </table:table-cell>
          <table:table-cell office:value-type="string" calcext:value-type="string">
            <text:p>St_tabu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/>
          <table:table-cell office:value-type="float" office:value="3340" calcext:value-type="float">
            <text:p>3340</text:p>
          </table:table-cell>
          <table:table-cell office:value-type="float" office:value="13506" calcext:value-type="float">
            <text:p>13506</text:p>
          </table:table-cell>
          <table:table-cell office:value-type="string" calcext:value-type="string">
            <text:p>St_tabu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760" calcext:value-type="float">
            <text:p>4760</text:p>
          </table:table-cell>
          <table:table-cell office:value-type="float" office:value="21600" calcext:value-type="float">
            <text:p>21600</text:p>
          </table:table-cell>
          <table:table-cell office:value-type="string" calcext:value-type="string">
            <text:p>St_g0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880" calcext:value-type="float">
            <text:p>2880</text:p>
          </table:table-cell>
          <table:table-cell office:value-type="float" office:value="11075" calcext:value-type="float">
            <text:p>11075</text:p>
          </table:table-cell>
          <table:table-cell office:value-type="string" calcext:value-type="string">
            <text:p>St_g02COMM_sender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300" calcext:value-type="float">
            <text:p>9300</text:p>
          </table:table-cell>
          <table:table-cell office:value-type="float" office:value="36107" calcext:value-type="float">
            <text:p>36107</text:p>
          </table:table-cell>
          <table:table-cell office:value-type="string" calcext:value-type="string">
            <text:p>St_g02COMM_sender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55600" calcext:value-type="float">
            <text:p>55600</text:p>
          </table:table-cell>
          <table:table-cell office:value-type="float" office:value="372135" calcext:value-type="float">
            <text:p>372135</text:p>
          </table:table-cell>
          <table:table-cell office:value-type="string" calcext:value-type="string">
            <text:p>St_g01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147140" calcext:value-type="float">
            <text:p>147140</text:p>
          </table:table-cell>
          <table:table-cell office:value-type="float" office:value="1011234" calcext:value-type="float">
            <text:p>1011234</text:p>
          </table:table-cell>
          <table:table-cell office:value-type="string" calcext:value-type="string">
            <text:p>St_tabu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3190" calcext:value-type="float">
            <text:p>3190</text:p>
          </table:table-cell>
          <table:table-cell office:value-type="float" office:value="13458" calcext:value-type="float">
            <text:p>13458</text:p>
          </table:table-cell>
          <table:table-cell office:value-type="string" calcext:value-type="string">
            <text:p>St_tabu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480" calcext:value-type="float">
            <text:p>1480</text:p>
          </table:table-cell>
          <table:table-cell office:value-type="float" office:value="5834" calcext:value-type="float">
            <text:p>5834</text:p>
          </table:table-cell>
          <table:table-cell office:value-type="string" calcext:value-type="string">
            <text:p>St_g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6537" calcext:value-type="float">
            <text:p>6537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80" calcext:value-type="float">
            <text:p>1680</text:p>
          </table:table-cell>
          <table:table-cell office:value-type="float" office:value="6760" calcext:value-type="float">
            <text:p>6760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0620" calcext:value-type="float">
            <text:p>90620</text:p>
          </table:table-cell>
          <table:table-cell office:value-type="float" office:value="610539" calcext:value-type="float">
            <text:p>610539</text:p>
          </table:table-cell>
          <table:table-cell office:value-type="string" calcext:value-type="string">
            <text:p>St_g01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float" office:value="57570" calcext:value-type="float">
            <text:p>57570</text:p>
          </table:table-cell>
          <table:table-cell office:value-type="float" office:value="400503" calcext:value-type="float">
            <text:p>400503</text:p>
          </table:table-cell>
          <table:table-cell office:value-type="string" calcext:value-type="string">
            <text:p>St_tabu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float" office:value="1230" calcext:value-type="float">
            <text:p>1230</text:p>
          </table:table-cell>
          <table:table-cell office:value-type="float" office:value="4449" calcext:value-type="float">
            <text:p>4449</text:p>
          </table:table-cell>
          <table:table-cell office:value-type="string" calcext:value-type="string">
            <text:p>St_tabu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100" calcext:value-type="float">
            <text:p>15100</text:p>
          </table:table-cell>
          <table:table-cell office:value-type="float" office:value="63697" calcext:value-type="float">
            <text:p>63697</text:p>
          </table:table-cell>
          <table:table-cell office:value-type="string" calcext:value-type="string">
            <text:p>St_g0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797" calcext:value-type="float">
            <text:p>797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50" calcext:value-type="float">
            <text:p>7650</text:p>
          </table:table-cell>
          <table:table-cell office:value-type="float" office:value="52896" calcext:value-type="float">
            <text:p>52896</text:p>
          </table:table-cell>
          <table:table-cell office:value-type="string" calcext:value-type="string">
            <text:p>St_g0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4530" calcext:value-type="float">
            <text:p>44530</text:p>
          </table:table-cell>
          <table:table-cell office:value-type="float" office:value="295743" calcext:value-type="float">
            <text:p>295743</text:p>
          </table:table-cell>
          <table:table-cell office:value-type="string" calcext:value-type="string">
            <text:p>St_tabu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float" office:value="2320" calcext:value-type="float">
            <text:p>2320</text:p>
          </table:table-cell>
          <table:table-cell office:value-type="float" office:value="9792" calcext:value-type="float">
            <text:p>9792</text:p>
          </table:table-cell>
          <table:table-cell office:value-type="string" calcext:value-type="string">
            <text:p>St_tabu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840" calcext:value-type="float">
            <text:p>12840</text:p>
          </table:table-cell>
          <table:table-cell office:value-type="float" office:value="54234" calcext:value-type="float">
            <text:p>54234</text:p>
          </table:table-cell>
          <table:table-cell office:value-type="string" calcext:value-type="string">
            <text:p>St_g0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409" calcext:value-type="float">
            <text:p>2409</text:p>
          </table:table-cell>
          <table:table-cell office:value-type="string" calcext:value-type="string">
            <text:p>St_g02COMM_sen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20" calcext:value-type="float">
            <text:p>5520</text:p>
          </table:table-cell>
          <table:table-cell office:value-type="float" office:value="21400" calcext:value-type="float">
            <text:p>21400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5150" calcext:value-type="float">
            <text:p>145150</text:p>
          </table:table-cell>
          <table:table-cell office:value-type="float" office:value="966493" calcext:value-type="float">
            <text:p>966493</text:p>
          </table:table-cell>
          <table:table-cell office:value-type="string" calcext:value-type="string">
            <text:p>St_g01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40970" calcext:value-type="float">
            <text:p>40970</text:p>
          </table:table-cell>
          <table:table-cell office:value-type="float" office:value="277320" calcext:value-type="float">
            <text:p>277320</text:p>
          </table:table-cell>
          <table:table-cell office:value-type="string" calcext:value-type="string">
            <text:p>St_tabu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float" office:value="5520" calcext:value-type="float">
            <text:p>5520</text:p>
          </table:table-cell>
          <table:table-cell office:value-type="float" office:value="23529" calcext:value-type="float">
            <text:p>23529</text:p>
          </table:table-cell>
          <table:table-cell office:value-type="string" calcext:value-type="string">
            <text:p>St_tabu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270" calcext:value-type="float">
            <text:p>4270</text:p>
          </table:table-cell>
          <table:table-cell office:value-type="float" office:value="19252" calcext:value-type="float">
            <text:p>19252</text:p>
          </table:table-cell>
          <table:table-cell office:value-type="string" calcext:value-type="string">
            <text:p>St_g0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750" calcext:value-type="float">
            <text:p>5750</text:p>
          </table:table-cell>
          <table:table-cell office:value-type="float" office:value="21993" calcext:value-type="float">
            <text:p>21993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210" calcext:value-type="float">
            <text:p>33210</text:p>
          </table:table-cell>
          <table:table-cell office:value-type="float" office:value="224551" calcext:value-type="float">
            <text:p>224551</text:p>
          </table:table-cell>
          <table:table-cell office:value-type="string" calcext:value-type="string">
            <text:p>St_g0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2791" calcext:value-type="float">
            <text:p>2791</text:p>
          </table:table-cell>
          <table:table-cell office:value-type="string" calcext:value-type="string">
            <text:p>St_tab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330" calcext:value-type="float">
            <text:p>4330</text:p>
          </table:table-cell>
          <table:table-cell office:value-type="float" office:value="17268" calcext:value-type="float">
            <text:p>17268</text:p>
          </table:table-cell>
          <table:table-cell office:value-type="string" calcext:value-type="string">
            <text:p>St_tabu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360" calcext:value-type="float">
            <text:p>7360</text:p>
          </table:table-cell>
          <table:table-cell office:value-type="float" office:value="32230" calcext:value-type="float">
            <text:p>32230</text:p>
          </table:table-cell>
          <table:table-cell office:value-type="string" calcext:value-type="string">
            <text:p>St_g0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26270" calcext:value-type="float">
            <text:p>26270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4314" calcext:value-type="float">
            <text:p>4314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6990" calcext:value-type="float">
            <text:p>96990</text:p>
          </table:table-cell>
          <table:table-cell office:value-type="float" office:value="662726" calcext:value-type="float">
            <text:p>662726</text:p>
          </table:table-cell>
          <table:table-cell office:value-type="string" calcext:value-type="string">
            <text:p>St_g01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40840" calcext:value-type="float">
            <text:p>40840</text:p>
          </table:table-cell>
          <table:table-cell office:value-type="float" office:value="271494" calcext:value-type="float">
            <text:p>271494</text:p>
          </table:table-cell>
          <table:table-cell office:value-type="string" calcext:value-type="string">
            <text:p>St_tabu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3170" calcext:value-type="float">
            <text:p>3170</text:p>
          </table:table-cell>
          <table:table-cell office:value-type="float" office:value="12892" calcext:value-type="float">
            <text:p>12892</text:p>
          </table:table-cell>
          <table:table-cell office:value-type="string" calcext:value-type="string">
            <text:p>St_tabu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330" calcext:value-type="float">
            <text:p>7330</text:p>
          </table:table-cell>
          <table:table-cell office:value-type="float" office:value="32695" calcext:value-type="float">
            <text:p>32695</text:p>
          </table:table-cell>
          <table:table-cell office:value-type="string" calcext:value-type="string">
            <text:p>St_g0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100" calcext:value-type="float">
            <text:p>9100</text:p>
          </table:table-cell>
          <table:table-cell office:value-type="float" office:value="35963" calcext:value-type="float">
            <text:p>35963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8150" calcext:value-type="float">
            <text:p>8150</text:p>
          </table:table-cell>
          <table:table-cell office:value-type="float" office:value="32458" calcext:value-type="float">
            <text:p>32458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7300" calcext:value-type="float">
            <text:p>47300</text:p>
          </table:table-cell>
          <table:table-cell office:value-type="float" office:value="318721" calcext:value-type="float">
            <text:p>318721</text:p>
          </table:table-cell>
          <table:table-cell office:value-type="string" calcext:value-type="string">
            <text:p>St_g01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57140" calcext:value-type="float">
            <text:p>57140</text:p>
          </table:table-cell>
          <table:table-cell office:value-type="float" office:value="382793" calcext:value-type="float">
            <text:p>382793</text:p>
          </table:table-cell>
          <table:table-cell office:value-type="string" calcext:value-type="string">
            <text:p>St_tabu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float" office:value="3734" calcext:value-type="float">
            <text:p>3734</text:p>
          </table:table-cell>
          <table:table-cell office:value-type="string" calcext:value-type="string">
            <text:p>St_tabu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370" calcext:value-type="float">
            <text:p>2370</text:p>
          </table:table-cell>
          <table:table-cell office:value-type="float" office:value="10163" calcext:value-type="float">
            <text:p>10163</text:p>
          </table:table-cell>
          <table:table-cell office:value-type="string" calcext:value-type="string">
            <text:p>St_g0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4018" calcext:value-type="float">
            <text:p>4018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10" calcext:value-type="float">
            <text:p>1510</text:p>
          </table:table-cell>
          <table:table-cell office:value-type="float" office:value="5813" calcext:value-type="float">
            <text:p>5813</text:p>
          </table:table-cell>
          <table:table-cell office:value-type="string" calcext:value-type="string">
            <text:p>St_g02COMM_send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960" calcext:value-type="float">
            <text:p>15960</text:p>
          </table:table-cell>
          <table:table-cell office:value-type="float" office:value="108936" calcext:value-type="float">
            <text:p>108936</text:p>
          </table:table-cell>
          <table:table-cell office:value-type="string" calcext:value-type="string">
            <text:p>St_g0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38570" calcext:value-type="float">
            <text:p>38570</text:p>
          </table:table-cell>
          <table:table-cell office:value-type="float" office:value="256086" calcext:value-type="float">
            <text:p>256086</text:p>
          </table:table-cell>
          <table:table-cell office:value-type="string" calcext:value-type="string">
            <text:p>St_tabu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8090" calcext:value-type="float">
            <text:p>8090</text:p>
          </table:table-cell>
          <table:table-cell office:value-type="float" office:value="34830" calcext:value-type="float">
            <text:p>34830</text:p>
          </table:table-cell>
          <table:table-cell office:value-type="string" calcext:value-type="string">
            <text:p>St_tabu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6890" calcext:value-type="float">
            <text:p>6890</text:p>
          </table:table-cell>
          <table:table-cell office:value-type="float" office:value="29354" calcext:value-type="float">
            <text:p>29354</text:p>
          </table:table-cell>
          <table:table-cell office:value-type="string" calcext:value-type="string">
            <text:p>St_g0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010" calcext:value-type="float">
            <text:p>3010</text:p>
          </table:table-cell>
          <table:table-cell office:value-type="float" office:value="11320" calcext:value-type="float">
            <text:p>11320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1897" calcext:value-type="float">
            <text:p>1897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560" calcext:value-type="float">
            <text:p>18560</text:p>
          </table:table-cell>
          <table:table-cell office:value-type="float" office:value="130505" calcext:value-type="float">
            <text:p>130505</text:p>
          </table:table-cell>
          <table:table-cell office:value-type="string" calcext:value-type="string">
            <text:p>St_g01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34890" calcext:value-type="float">
            <text:p>134890</text:p>
          </table:table-cell>
          <table:table-cell office:value-type="float" office:value="894727" calcext:value-type="float">
            <text:p>894727</text:p>
          </table:table-cell>
          <table:table-cell office:value-type="string" calcext:value-type="string">
            <text:p>St_tabu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/>
          <table:table-cell office:value-type="float" office:value="5310" calcext:value-type="float">
            <text:p>5310</text:p>
          </table:table-cell>
          <table:table-cell office:value-type="float" office:value="21741" calcext:value-type="float">
            <text:p>21741</text:p>
          </table:table-cell>
          <table:table-cell office:value-type="string" calcext:value-type="string">
            <text:p>St_tabu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4570" calcext:value-type="float">
            <text:p>4570</text:p>
          </table:table-cell>
          <table:table-cell office:value-type="string" calcext:value-type="string">
            <text:p>St_g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90" calcext:value-type="float">
            <text:p>4590</text:p>
          </table:table-cell>
          <table:table-cell office:value-type="float" office:value="17455" calcext:value-type="float">
            <text:p>17455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230" calcext:value-type="float">
            <text:p>2230</text:p>
          </table:table-cell>
          <table:table-cell office:value-type="float" office:value="8359" calcext:value-type="float">
            <text:p>8359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480" calcext:value-type="float">
            <text:p>7480</text:p>
          </table:table-cell>
          <table:table-cell office:value-type="float" office:value="50949" calcext:value-type="float">
            <text:p>50949</text:p>
          </table:table-cell>
          <table:table-cell office:value-type="string" calcext:value-type="string">
            <text:p>St_g0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91410" calcext:value-type="float">
            <text:p>91410</text:p>
          </table:table-cell>
          <table:table-cell office:value-type="float" office:value="608716" calcext:value-type="float">
            <text:p>608716</text:p>
          </table:table-cell>
          <table:table-cell office:value-type="string" calcext:value-type="string">
            <text:p>St_tabu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/>
          <table:table-cell office:value-type="float" office:value="2950" calcext:value-type="float">
            <text:p>2950</text:p>
          </table:table-cell>
          <table:table-cell office:value-type="float" office:value="12597" calcext:value-type="float">
            <text:p>12597</text:p>
          </table:table-cell>
          <table:table-cell office:value-type="string" calcext:value-type="string">
            <text:p>St_tabu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340" calcext:value-type="float">
            <text:p>10340</text:p>
          </table:table-cell>
          <table:table-cell office:value-type="float" office:value="44978" calcext:value-type="float">
            <text:p>44978</text:p>
          </table:table-cell>
          <table:table-cell office:value-type="string" calcext:value-type="string">
            <text:p>St_g0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120" calcext:value-type="float">
            <text:p>10120</text:p>
          </table:table-cell>
          <table:table-cell office:value-type="float" office:value="40753" calcext:value-type="float">
            <text:p>40753</text:p>
          </table:table-cell>
          <table:table-cell office:value-type="string" calcext:value-type="string">
            <text:p>St_g02COMM_sender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650" calcext:value-type="float">
            <text:p>3650</text:p>
          </table:table-cell>
          <table:table-cell office:value-type="float" office:value="14376" calcext:value-type="float">
            <text:p>14376</text:p>
          </table:table-cell>
          <table:table-cell office:value-type="string" calcext:value-type="string">
            <text:p>St_g02COMM_sender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8200" calcext:value-type="float">
            <text:p>68200</text:p>
          </table:table-cell>
          <table:table-cell office:value-type="float" office:value="471494" calcext:value-type="float">
            <text:p>471494</text:p>
          </table:table-cell>
          <table:table-cell office:value-type="string" calcext:value-type="string">
            <text:p>St_g01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float" office:value="57340" calcext:value-type="float">
            <text:p>57340</text:p>
          </table:table-cell>
          <table:table-cell office:value-type="float" office:value="389626" calcext:value-type="float">
            <text:p>389626</text:p>
          </table:table-cell>
          <table:table-cell office:value-type="string" calcext:value-type="string">
            <text:p>St_tabu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2892" calcext:value-type="float">
            <text:p>2892</text:p>
          </table:table-cell>
          <table:table-cell office:value-type="string" calcext:value-type="string">
            <text:p>St_tabu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190" calcext:value-type="float">
            <text:p>13190</text:p>
          </table:table-cell>
          <table:table-cell office:value-type="float" office:value="56969" calcext:value-type="float">
            <text:p>56969</text:p>
          </table:table-cell>
          <table:table-cell office:value-type="string" calcext:value-type="string">
            <text:p>St_g0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620" calcext:value-type="float">
            <text:p>3620</text:p>
          </table:table-cell>
          <table:table-cell office:value-type="float" office:value="14283" calcext:value-type="float">
            <text:p>14283</text:p>
          </table:table-cell>
          <table:table-cell office:value-type="string" calcext:value-type="string">
            <text:p>St_g02COMM_sender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40" calcext:value-type="float">
            <text:p>1240</text:p>
          </table:table-cell>
          <table:table-cell office:value-type="float" office:value="4771" calcext:value-type="float">
            <text:p>4771</text:p>
          </table:table-cell>
          <table:table-cell office:value-type="string" calcext:value-type="string">
            <text:p>St_g02COMM_send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2600" calcext:value-type="float">
            <text:p>92600</text:p>
          </table:table-cell>
          <table:table-cell office:value-type="float" office:value="620422" calcext:value-type="float">
            <text:p>620422</text:p>
          </table:table-cell>
          <table:table-cell office:value-type="string" calcext:value-type="string">
            <text:p>St_g01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05230" calcext:value-type="float">
            <text:p>105230</text:p>
          </table:table-cell>
          <table:table-cell office:value-type="float" office:value="728128" calcext:value-type="float">
            <text:p>728128</text:p>
          </table:table-cell>
          <table:table-cell office:value-type="string" calcext:value-type="string">
            <text:p>St_tabu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/>
          <table:table-cell office:value-type="float" office:value="11370" calcext:value-type="float">
            <text:p>11370</text:p>
          </table:table-cell>
          <table:table-cell office:value-type="float" office:value="48732" calcext:value-type="float">
            <text:p>48732</text:p>
          </table:table-cell>
          <table:table-cell office:value-type="string" calcext:value-type="string">
            <text:p>St_tabu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370" calcext:value-type="float">
            <text:p>8370</text:p>
          </table:table-cell>
          <table:table-cell office:value-type="float" office:value="36197" calcext:value-type="float">
            <text:p>36197</text:p>
          </table:table-cell>
          <table:table-cell office:value-type="string" calcext:value-type="string">
            <text:p>St_g0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080" calcext:value-type="float">
            <text:p>3080</text:p>
          </table:table-cell>
          <table:table-cell office:value-type="float" office:value="12199" calcext:value-type="float">
            <text:p>12199</text:p>
          </table:table-cell>
          <table:table-cell office:value-type="string" calcext:value-type="string">
            <text:p>St_g02COMM_sender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2432" calcext:value-type="float">
            <text:p>2432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950" calcext:value-type="float">
            <text:p>22950</text:p>
          </table:table-cell>
          <table:table-cell office:value-type="float" office:value="156637" calcext:value-type="float">
            <text:p>156637</text:p>
          </table:table-cell>
          <table:table-cell office:value-type="string" calcext:value-type="string">
            <text:p>St_g0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14190" calcext:value-type="float">
            <text:p>114190</text:p>
          </table:table-cell>
          <table:table-cell office:value-type="float" office:value="790798" calcext:value-type="float">
            <text:p>790798</text:p>
          </table:table-cell>
          <table:table-cell office:value-type="string" calcext:value-type="string">
            <text:p>St_tabu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/>
          <table:table-cell office:value-type="float" office:value="2790" calcext:value-type="float">
            <text:p>2790</text:p>
          </table:table-cell>
          <table:table-cell office:value-type="float" office:value="11731" calcext:value-type="float">
            <text:p>11731</text:p>
          </table:table-cell>
          <table:table-cell office:value-type="string" calcext:value-type="string">
            <text:p>St_tabu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260" calcext:value-type="float">
            <text:p>3260</text:p>
          </table:table-cell>
          <table:table-cell office:value-type="float" office:value="14755" calcext:value-type="float">
            <text:p>14755</text:p>
          </table:table-cell>
          <table:table-cell office:value-type="string" calcext:value-type="string">
            <text:p>St_g0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St_g02COMM_sen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1743" calcext:value-type="float">
            <text:p>1743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450" calcext:value-type="float">
            <text:p>45450</text:p>
          </table:table-cell>
          <table:table-cell office:value-type="float" office:value="306110" calcext:value-type="float">
            <text:p>306110</text:p>
          </table:table-cell>
          <table:table-cell office:value-type="string" calcext:value-type="string">
            <text:p>St_g01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10290" calcext:value-type="float">
            <text:p>110290</text:p>
          </table:table-cell>
          <table:table-cell office:value-type="float" office:value="758168" calcext:value-type="float">
            <text:p>758168</text:p>
          </table:table-cell>
          <table:table-cell office:value-type="string" calcext:value-type="string">
            <text:p>St_tabu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9733" calcext:value-type="float">
            <text:p>9733</text:p>
          </table:table-cell>
          <table:table-cell office:value-type="string" calcext:value-type="string">
            <text:p>St_tabu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4450" calcext:value-type="float">
            <text:p>4450</text:p>
          </table:table-cell>
          <table:table-cell office:value-type="string" calcext:value-type="string">
            <text:p>St_g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580" calcext:value-type="float">
            <text:p>9580</text:p>
          </table:table-cell>
          <table:table-cell office:value-type="float" office:value="39655" calcext:value-type="float">
            <text:p>39655</text:p>
          </table:table-cell>
          <table:table-cell office:value-type="string" calcext:value-type="string">
            <text:p>St_g02COMM_sender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5560" calcext:value-type="float">
            <text:p>5560</text:p>
          </table:table-cell>
          <table:table-cell office:value-type="float" office:value="22256" calcext:value-type="float">
            <text:p>22256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4570" calcext:value-type="float">
            <text:p>34570</text:p>
          </table:table-cell>
          <table:table-cell office:value-type="float" office:value="188025" calcext:value-type="float">
            <text:p>188025</text:p>
          </table:table-cell>
          <table:table-cell office:value-type="string" calcext:value-type="string">
            <text:p>St_g0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23310" calcext:value-type="float">
            <text:p>23310</text:p>
          </table:table-cell>
          <table:table-cell office:value-type="float" office:value="157930" calcext:value-type="float">
            <text:p>157930</text:p>
          </table:table-cell>
          <table:table-cell office:value-type="string" calcext:value-type="string">
            <text:p>St_tabu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2110" calcext:value-type="float">
            <text:p>2110</text:p>
          </table:table-cell>
          <table:table-cell office:value-type="float" office:value="8268" calcext:value-type="float">
            <text:p>8268</text:p>
          </table:table-cell>
          <table:table-cell office:value-type="string" calcext:value-type="string">
            <text:p>St_tabu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4247" calcext:value-type="float">
            <text:p>4247</text:p>
          </table:table-cell>
          <table:table-cell office:value-type="string" calcext:value-type="string">
            <text:p>St_g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60" calcext:value-type="float">
            <text:p>3060</text:p>
          </table:table-cell>
          <table:table-cell office:value-type="float" office:value="11673" calcext:value-type="float">
            <text:p>11673</text:p>
          </table:table-cell>
          <table:table-cell office:value-type="string" calcext:value-type="string">
            <text:p>St_g02COMM_sender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70" calcext:value-type="float">
            <text:p>1470</text:p>
          </table:table-cell>
          <table:table-cell office:value-type="float" office:value="5451" calcext:value-type="float">
            <text:p>5451</text:p>
          </table:table-cell>
          <table:table-cell office:value-type="string" calcext:value-type="string">
            <text:p>St_g02COMM_send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2110" calcext:value-type="float">
            <text:p>112110</text:p>
          </table:table-cell>
          <table:table-cell office:value-type="float" office:value="768339" calcext:value-type="float">
            <text:p>768339</text:p>
          </table:table-cell>
          <table:table-cell office:value-type="string" calcext:value-type="string">
            <text:p>St_g01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4320" calcext:value-type="float">
            <text:p>14320</text:p>
          </table:table-cell>
          <table:table-cell office:value-type="float" office:value="88766" calcext:value-type="float">
            <text:p>88766</text:p>
          </table:table-cell>
          <table:table-cell office:value-type="string" calcext:value-type="string">
            <text:p>St_tabu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11010" calcext:value-type="float">
            <text:p>11010</text:p>
          </table:table-cell>
          <table:table-cell office:value-type="float" office:value="47398" calcext:value-type="float">
            <text:p>47398</text:p>
          </table:table-cell>
          <table:table-cell office:value-type="string" calcext:value-type="string">
            <text:p>St_tabu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250" calcext:value-type="float">
            <text:p>4250</text:p>
          </table:table-cell>
          <table:table-cell office:value-type="float" office:value="17070" calcext:value-type="float">
            <text:p>17070</text:p>
          </table:table-cell>
          <table:table-cell office:value-type="string" calcext:value-type="string">
            <text:p>St_g0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210" calcext:value-type="float">
            <text:p>7210</text:p>
          </table:table-cell>
          <table:table-cell office:value-type="float" office:value="28998" calcext:value-type="float">
            <text:p>28998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3858" calcext:value-type="float">
            <text:p>3858</text:p>
          </table:table-cell>
          <table:table-cell office:value-type="string" calcext:value-type="string">
            <text:p>St_g02COMM_sen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2360" calcext:value-type="float">
            <text:p>142360</text:p>
          </table:table-cell>
          <table:table-cell office:value-type="float" office:value="965061" calcext:value-type="float">
            <text:p>965061</text:p>
          </table:table-cell>
          <table:table-cell office:value-type="string" calcext:value-type="string">
            <text:p>St_g01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1240" calcext:value-type="float">
            <text:p>151240</text:p>
          </table:table-cell>
          <table:table-cell office:value-type="float" office:value="1007429" calcext:value-type="float">
            <text:p>1007429</text:p>
          </table:table-cell>
          <table:table-cell office:value-type="string" calcext:value-type="string">
            <text:p>St_tabu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/>
          <table:table-cell office:value-type="float" office:value="1560" calcext:value-type="float">
            <text:p>1560</text:p>
          </table:table-cell>
          <table:table-cell office:value-type="float" office:value="6140" calcext:value-type="float">
            <text:p>6140</text:p>
          </table:table-cell>
          <table:table-cell office:value-type="string" calcext:value-type="string">
            <text:p>St_tabu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630" calcext:value-type="float">
            <text:p>3630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St_g0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10" calcext:value-type="float">
            <text:p>1310</text:p>
          </table:table-cell>
          <table:table-cell office:value-type="float" office:value="5008" calcext:value-type="float">
            <text:p>5008</text:p>
          </table:table-cell>
          <table:table-cell office:value-type="string" calcext:value-type="string">
            <text:p>St_g02COMM_send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St_g02COMM_send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2300" calcext:value-type="float">
            <text:p>142300</text:p>
          </table:table-cell>
          <table:table-cell office:value-type="float" office:value="960895" calcext:value-type="float">
            <text:p>960895</text:p>
          </table:table-cell>
          <table:table-cell office:value-type="string" calcext:value-type="string">
            <text:p>St_g01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88750" calcext:value-type="float">
            <text:p>88750</text:p>
          </table:table-cell>
          <table:table-cell office:value-type="float" office:value="600499" calcext:value-type="float">
            <text:p>600499</text:p>
          </table:table-cell>
          <table:table-cell office:value-type="string" calcext:value-type="string">
            <text:p>St_tabu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float" office:value="3270" calcext:value-type="float">
            <text:p>3270</text:p>
          </table:table-cell>
          <table:table-cell office:value-type="float" office:value="13937" calcext:value-type="float">
            <text:p>13937</text:p>
          </table:table-cell>
          <table:table-cell office:value-type="string" calcext:value-type="string">
            <text:p>St_tabu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690" calcext:value-type="float">
            <text:p>8690</text:p>
          </table:table-cell>
          <table:table-cell office:value-type="float" office:value="36498" calcext:value-type="float">
            <text:p>36498</text:p>
          </table:table-cell>
          <table:table-cell office:value-type="string" calcext:value-type="string">
            <text:p>St_g0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6620" calcext:value-type="float">
            <text:p>6620</text:p>
          </table:table-cell>
          <table:table-cell office:value-type="float" office:value="27298" calcext:value-type="float">
            <text:p>27298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20616" calcext:value-type="float">
            <text:p>20616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8720" calcext:value-type="float">
            <text:p>78720</text:p>
          </table:table-cell>
          <table:table-cell office:value-type="float" office:value="528396" calcext:value-type="float">
            <text:p>528396</text:p>
          </table:table-cell>
          <table:table-cell office:value-type="string" calcext:value-type="string">
            <text:p>St_g01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39030" calcext:value-type="float">
            <text:p>39030</text:p>
          </table:table-cell>
          <table:table-cell office:value-type="float" office:value="257327" calcext:value-type="float">
            <text:p>257327</text:p>
          </table:table-cell>
          <table:table-cell office:value-type="string" calcext:value-type="string">
            <text:p>St_tabu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2355" calcext:value-type="float">
            <text:p>2355</text:p>
          </table:table-cell>
          <table:table-cell office:value-type="string" calcext:value-type="string">
            <text:p>St_tabu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7965" calcext:value-type="float">
            <text:p>7965</text:p>
          </table:table-cell>
          <table:table-cell office:value-type="string" calcext:value-type="string">
            <text:p>St_g0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850" calcext:value-type="float">
            <text:p>8850</text:p>
          </table:table-cell>
          <table:table-cell office:value-type="float" office:value="35597" calcext:value-type="float">
            <text:p>35597</text:p>
          </table:table-cell>
          <table:table-cell office:value-type="string" calcext:value-type="string">
            <text:p>St_g02COMM_sender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760" calcext:value-type="float">
            <text:p>3760</text:p>
          </table:table-cell>
          <table:table-cell office:value-type="float" office:value="14826" calcext:value-type="float">
            <text:p>14826</text:p>
          </table:table-cell>
          <table:table-cell office:value-type="string" calcext:value-type="string">
            <text:p>St_g02COMM_sender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6810" calcext:value-type="float">
            <text:p>56810</text:p>
          </table:table-cell>
          <table:table-cell office:value-type="float" office:value="389701" calcext:value-type="float">
            <text:p>389701</text:p>
          </table:table-cell>
          <table:table-cell office:value-type="string" calcext:value-type="string">
            <text:p>St_g01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51060" calcext:value-type="float">
            <text:p>51060</text:p>
          </table:table-cell>
          <table:table-cell office:value-type="float" office:value="221101" calcext:value-type="float">
            <text:p>221101</text:p>
          </table:table-cell>
          <table:table-cell office:value-type="string" calcext:value-type="string">
            <text:p>St_tabu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office:value-type="float" office:value="3698" calcext:value-type="float">
            <text:p>3698</text:p>
          </table:table-cell>
          <table:table-cell office:value-type="string" calcext:value-type="string">
            <text:p>St_tabu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760" calcext:value-type="float">
            <text:p>3760</text:p>
          </table:table-cell>
          <table:table-cell office:value-type="float" office:value="15501" calcext:value-type="float">
            <text:p>15501</text:p>
          </table:table-cell>
          <table:table-cell office:value-type="string" calcext:value-type="string">
            <text:p>St_g0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480" calcext:value-type="float">
            <text:p>2480</text:p>
          </table:table-cell>
          <table:table-cell office:value-type="float" office:value="10118" calcext:value-type="float">
            <text:p>10118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20" calcext:value-type="float">
            <text:p>1620</text:p>
          </table:table-cell>
          <table:table-cell office:value-type="float" office:value="6434" calcext:value-type="float">
            <text:p>6434</text:p>
          </table:table-cell>
          <table:table-cell office:value-type="string" calcext:value-type="string">
            <text:p>St_g02COMM_sende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120" calcext:value-type="float">
            <text:p>12120</text:p>
          </table:table-cell>
          <table:table-cell office:value-type="float" office:value="82335" calcext:value-type="float">
            <text:p>82335</text:p>
          </table:table-cell>
          <table:table-cell office:value-type="string" calcext:value-type="string">
            <text:p>St_g0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37810" calcext:value-type="float">
            <text:p>37810</text:p>
          </table:table-cell>
          <table:table-cell office:value-type="float" office:value="198660" calcext:value-type="float">
            <text:p>198660</text:p>
          </table:table-cell>
          <table:table-cell office:value-type="string" calcext:value-type="string">
            <text:p>St_tabu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St_tabu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90" calcext:value-type="float">
            <text:p>7390</text:p>
          </table:table-cell>
          <table:table-cell office:value-type="float" office:value="29296" calcext:value-type="float">
            <text:p>29296</text:p>
          </table:table-cell>
          <table:table-cell office:value-type="string" calcext:value-type="string">
            <text:p>St_g0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9170" calcext:value-type="float">
            <text:p>9170</text:p>
          </table:table-cell>
          <table:table-cell office:value-type="float" office:value="32662" calcext:value-type="float">
            <text:p>32662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5199" calcext:value-type="float">
            <text:p>5199</text:p>
          </table:table-cell>
          <table:table-cell office:value-type="string" calcext:value-type="string">
            <text:p>St_g02COMM_send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860" calcext:value-type="float">
            <text:p>58860</text:p>
          </table:table-cell>
          <table:table-cell office:value-type="float" office:value="387600" calcext:value-type="float">
            <text:p>387600</text:p>
          </table:table-cell>
          <table:table-cell office:value-type="string" calcext:value-type="string">
            <text:p>St_g01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4270" calcext:value-type="float">
            <text:p>24270</text:p>
          </table:table-cell>
          <table:table-cell office:value-type="float" office:value="156268" calcext:value-type="float">
            <text:p>156268</text:p>
          </table:table-cell>
          <table:table-cell office:value-type="string" calcext:value-type="string">
            <text:p>St_tabu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float" office:value="3120" calcext:value-type="float">
            <text:p>3120</text:p>
          </table:table-cell>
          <table:table-cell office:value-type="float" office:value="12896" calcext:value-type="float">
            <text:p>12896</text:p>
          </table:table-cell>
          <table:table-cell office:value-type="string" calcext:value-type="string">
            <text:p>St_tabu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370" calcext:value-type="float">
            <text:p>3370</text:p>
          </table:table-cell>
          <table:table-cell office:value-type="float" office:value="14731" calcext:value-type="float">
            <text:p>14731</text:p>
          </table:table-cell>
          <table:table-cell office:value-type="string" calcext:value-type="string">
            <text:p>St_g0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5952" calcext:value-type="float">
            <text:p>5952</text:p>
          </table:table-cell>
          <table:table-cell office:value-type="string" calcext:value-type="string">
            <text:p>St_g02COMM_send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910" calcext:value-type="float">
            <text:p>7910</text:p>
          </table:table-cell>
          <table:table-cell office:value-type="float" office:value="29852" calcext:value-type="float">
            <text:p>29852</text:p>
          </table:table-cell>
          <table:table-cell office:value-type="string" calcext:value-type="string">
            <text:p>St_g02COMM_sender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8790" calcext:value-type="float">
            <text:p>208790</text:p>
          </table:table-cell>
          <table:table-cell office:value-type="float" office:value="1417178" calcext:value-type="float">
            <text:p>1417178</text:p>
          </table:table-cell>
          <table:table-cell office:value-type="string" calcext:value-type="string">
            <text:p>St_g01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float" office:value="5610" calcext:value-type="float">
            <text:p>5610</text:p>
          </table:table-cell>
          <table:table-cell office:value-type="float" office:value="32591" calcext:value-type="float">
            <text:p>32591</text:p>
          </table:table-cell>
          <table:table-cell office:value-type="string" calcext:value-type="string">
            <text:p>St_tabu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11322" calcext:value-type="float">
            <text:p>11322</text:p>
          </table:table-cell>
          <table:table-cell office:value-type="string" calcext:value-type="string">
            <text:p>St_tabu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30" calcext:value-type="float">
            <text:p>1430</text:p>
          </table:table-cell>
          <table:table-cell office:value-type="float" office:value="6169" calcext:value-type="float">
            <text:p>6169</text:p>
          </table:table-cell>
          <table:table-cell office:value-type="string" calcext:value-type="string">
            <text:p>St_g0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460" calcext:value-type="float">
            <text:p>3460</text:p>
          </table:table-cell>
          <table:table-cell office:value-type="float" office:value="13935" calcext:value-type="float">
            <text:p>13935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290" calcext:value-type="float">
            <text:p>5290</text:p>
          </table:table-cell>
          <table:table-cell office:value-type="float" office:value="20388" calcext:value-type="float">
            <text:p>20388</text:p>
          </table:table-cell>
          <table:table-cell office:value-type="string" calcext:value-type="string">
            <text:p>St_g02COMM_sender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6150" calcext:value-type="float">
            <text:p>106150</text:p>
          </table:table-cell>
          <table:table-cell office:value-type="float" office:value="729103" calcext:value-type="float">
            <text:p>729103</text:p>
          </table:table-cell>
          <table:table-cell office:value-type="string" calcext:value-type="string">
            <text:p>St_g01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193370" calcext:value-type="float">
            <text:p>193370</text:p>
          </table:table-cell>
          <table:table-cell office:value-type="float" office:value="1122786" calcext:value-type="float">
            <text:p>1122786</text:p>
          </table:table-cell>
          <table:table-cell office:value-type="string" calcext:value-type="string">
            <text:p>St_tabu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/>
          <table:table-cell table:style-name="ce6" table:formula="of:=AVERAGE([.B46:.B75])" office:value-type="float" office:value="4923" calcext:value-type="float">
            <text:p>4,923</text:p>
          </table:table-cell>
          <table:table-cell table:style-name="ce6" table:formula="of:=AVERAGE([.C46:.C75])" office:value-type="float" office:value="20504.2666666667" calcext:value-type="float">
            <text:p>20,504</text:p>
          </table:table-cell>
          <table:table-cell table:style-name="ce6"/>
          <table:table-cell table:style-name="ce6" table:formula="of:=AVERAGE([.E46:.E75])" office:value-type="float" office:value="13.1" calcext:value-type="float">
            <text:p>13</text:p>
          </table:table-cell>
          <table:table-cell table:style-name="ce8"/>
          <table:table-cell table:style-name="ce6" table:formula="of:=AVERAGE([.G46:.G75])" office:value-type="float" office:value="5310.33333333333" calcext:value-type="float">
            <text:p>5,310</text:p>
          </table:table-cell>
          <table:table-cell table:style-name="ce6" table:formula="of:=AVERAGE([.H46:.H75])" office:value-type="float" office:value="22577.4333333333" calcext:value-type="float">
            <text:p>22,577</text:p>
          </table:table-cell>
          <table:table-cell table:style-name="ce6"/>
          <table:table-cell table:style-name="ce6" table:formula="of:=AVERAGE([.J46:.J75])" office:value-type="float" office:value="14.5333333333333" calcext:value-type="float">
            <text:p>15</text:p>
          </table:table-cell>
          <table:table-cell table:style-name="ce8"/>
          <table:table-cell table:style-name="ce6" table:formula="of:=AVERAGE([.L46:.L75])" office:value-type="float" office:value="3903.33333333333" calcext:value-type="float">
            <text:p>3,903</text:p>
          </table:table-cell>
          <table:table-cell table:style-name="ce6" table:formula="of:=AVERAGE([.M46:.M75])" office:value-type="float" office:value="15436.6666666667" calcext:value-type="float">
            <text:p>15,437</text:p>
          </table:table-cell>
          <table:table-cell table:style-name="ce6"/>
          <table:table-cell table:style-name="ce6" table:formula="of:=AVERAGE([.O46:.O75])" office:value-type="float" office:value="9.76666666666667" calcext:value-type="float">
            <text:p>10</text:p>
          </table:table-cell>
          <table:table-cell table:style-name="ce8"/>
          <table:table-cell table:style-name="ce6" table:formula="of:=AVERAGE([.Q46:.Q75])" office:value-type="float" office:value="3161.66666666667" calcext:value-type="float">
            <text:p>3,162</text:p>
          </table:table-cell>
          <table:table-cell table:style-name="ce6" table:formula="of:=AVERAGE([.R46:.R75])" office:value-type="float" office:value="12605.2" calcext:value-type="float">
            <text:p>12,605</text:p>
          </table:table-cell>
          <table:table-cell table:style-name="ce6"/>
          <table:table-cell table:style-name="ce6" table:formula="of:=AVERAGE([.T46:.T75])" office:value-type="float" office:value="7.9" calcext:value-type="float">
            <text:p>8</text:p>
          </table:table-cell>
          <table:table-cell table:style-name="ce8"/>
          <table:table-cell table:style-name="ce6" table:formula="of:=AVERAGE([.V46:.V75])" office:value-type="float" office:value="66442.6666666667" calcext:value-type="float">
            <text:p>66,443</text:p>
          </table:table-cell>
          <table:table-cell table:style-name="ce6" table:formula="of:=AVERAGE([.W46:.W75])" office:value-type="float" office:value="451419.1" calcext:value-type="float">
            <text:p>451,419</text:p>
          </table:table-cell>
          <table:table-cell table:style-name="ce11" table:formula="of:=1-10/50" office:value-type="percentage" office:value="0.8" calcext:value-type="percentage">
            <text:p>80.00%</text:p>
          </table:table-cell>
          <table:table-cell table:style-name="ce6" table:formula="of:=AVERAGE([.Y46:.Y75])" office:value-type="float" office:value="300.533333333333" calcext:value-type="float">
            <text:p>301</text:p>
          </table:table-cell>
          <table:table-cell table:style-name="ce8"/>
          <table:table-cell table:style-name="ce6" table:formula="of:=AVERAGE([.AA46:.AA75])" office:value-type="float" office:value="67896.6666666667" calcext:value-type="float">
            <text:p>67,897</text:p>
          </table:table-cell>
          <table:table-cell table:style-name="ce6" table:formula="of:=AVERAGE([.AB46:.AB75])" office:value-type="float" office:value="446913.066666667" calcext:value-type="float">
            <text:p>446,913</text:p>
          </table:table-cell>
          <table:table-cell table:style-name="ce11" table:formula="of:=1-6/50" office:value-type="percentage" office:value="0.88" calcext:value-type="percentage">
            <text:p>88.00%</text:p>
          </table:table-cell>
          <table:table-cell table:style-name="ce6" table:formula="of:=AVERAGE([.AD46:.AD75])" office:value-type="float" office:value="297.466666666667" calcext:value-type="float">
            <text:p>297</text:p>
          </table:table-cell>
        </table:table-row>
        <table:table-row table:style-name="ro1">
          <table:table-cell/>
          <table:table-cell table:formula="of:=STDEV([.B46:.B75])" office:value-type="float" office:value="4687.13363625766" calcext:value-type="float">
            <text:p>4687.1336362577</text:p>
          </table:table-cell>
          <table:table-cell table:formula="of:=STDEV([.C46:.C75])" office:value-type="float" office:value="19742.9073636032" calcext:value-type="float">
            <text:p>19742.9073636032</text:p>
          </table:table-cell>
          <table:table-cell/>
          <table:table-cell table:formula="of:=STDEV([.E46:.E75])" office:value-type="float" office:value="13.0710261317898" calcext:value-type="float">
            <text:p>13.0710261318</text:p>
          </table:table-cell>
          <table:table-cell table:style-name="ce2"/>
          <table:table-cell table:formula="of:=STDEV([.G46:.G75])" office:value-type="float" office:value="3863.41592941767" calcext:value-type="float">
            <text:p>3863.4159294177</text:p>
          </table:table-cell>
          <table:table-cell table:formula="of:=STDEV([.H46:.H75])" office:value-type="float" office:value="16488.3502712617" calcext:value-type="float">
            <text:p>16488.3502712617</text:p>
          </table:table-cell>
          <table:table-cell/>
          <table:table-cell table:formula="of:=STDEV([.J46:.J75])" office:value-type="float" office:value="11.0038655694835" calcext:value-type="float">
            <text:p>11.0038655695</text:p>
          </table:table-cell>
          <table:table-cell table:style-name="ce2"/>
          <table:table-cell table:formula="of:=STDEV([.L46:.L75])" office:value-type="float" office:value="3224.75268587491" calcext:value-type="float">
            <text:p>3224.7526858749</text:p>
          </table:table-cell>
          <table:table-cell table:formula="of:=STDEV([.M46:.M75])" office:value-type="float" office:value="12788.5271329378" calcext:value-type="float">
            <text:p>12788.5271329378</text:p>
          </table:table-cell>
          <table:table-cell/>
          <table:table-cell table:formula="of:=STDEV([.O46:.O75])" office:value-type="float" office:value="8.52454198722453" calcext:value-type="float">
            <text:p>8.5245419872</text:p>
          </table:table-cell>
          <table:table-cell table:style-name="ce2"/>
          <table:table-cell table:formula="of:=STDEV([.Q46:.Q75])" office:value-type="float" office:value="2824.48174475191" calcext:value-type="float">
            <text:p>2824.4817447519</text:p>
          </table:table-cell>
          <table:table-cell table:formula="of:=STDEV([.R46:.R75])" office:value-type="float" office:value="11405.2209230443" calcext:value-type="float">
            <text:p>11405.2209230443</text:p>
          </table:table-cell>
          <table:table-cell/>
          <table:table-cell table:formula="of:=STDEV([.T46:.T75])" office:value-type="float" office:value="7.61735767382854" calcext:value-type="float">
            <text:p>7.6173576738</text:p>
          </table:table-cell>
          <table:table-cell table:style-name="ce2"/>
          <table:table-cell table:formula="of:=STDEV([.V46:.V75])" office:value-type="float" office:value="49569.2517966346" calcext:value-type="float">
            <text:p>49569.2517966346</text:p>
          </table:table-cell>
          <table:table-cell table:formula="of:=STDEV([.W46:.W75])" office:value-type="float" office:value="336858.516511253" calcext:value-type="float">
            <text:p>336858.516511253</text:p>
          </table:table-cell>
          <table:table-cell office:value-type="string" calcext:value-type="string">
            <text:p>10/50</text:p>
          </table:table-cell>
          <table:table-cell table:formula="of:=STDEV([.Y46:.Y75])" office:value-type="float" office:value="224.565746971001" calcext:value-type="float">
            <text:p>224.565746971</text:p>
          </table:table-cell>
          <table:table-cell table:style-name="ce2"/>
          <table:table-cell table:formula="of:=STDEV([.AA46:.AA75])" office:value-type="float" office:value="50024.0198396684" calcext:value-type="float">
            <text:p>50024.0198396684</text:p>
          </table:table-cell>
          <table:table-cell table:formula="of:=STDEV([.AB46:.AB75])" office:value-type="float" office:value="328912.291918528" calcext:value-type="float">
            <text:p>328912.291918528</text:p>
          </table:table-cell>
          <table:table-cell office:value-type="string" calcext:value-type="string">
            <text:p>6/50</text:p>
          </table:table-cell>
          <table:table-cell table:formula="of:=STDEV([.AD46:.AD75])" office:value-type="float" office:value="219.307488957043" calcext:value-type="float">
            <text:p>219.307488957</text:p>
          </table:table-cell>
        </table:table-row>
        <table:table-row table:style-name="ro1">
          <table:table-cell table:style-name="ce1"/>
          <table:table-cell table:style-name="ce7" table:number-columns-repeated="4"/>
          <table:table-cell table:style-name="ce9"/>
          <table:table-cell table:style-name="ce7" table:number-columns-repeated="4"/>
          <table:table-cell table:style-name="ce9"/>
          <table:table-cell table:style-name="ce7" table:number-columns-repeated="4"/>
          <table:table-cell table:style-name="ce9"/>
          <table:table-cell table:style-name="ce7" table:number-columns-repeated="4"/>
          <table:table-cell table:style-name="ce9"/>
          <table:table-cell table:style-name="ce7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Using Tabu List (no communication)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Without Tabu List (no communication)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Using Tabu List (communication 1-1)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Using Tabu List (communication 1-n)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Sequential (without tabu list)</text:p>
          </table:table-cell>
          <table:covered-table-cell table:number-columns-repeated="3" table:style-name="Default"/>
          <table:table-cell/>
          <table:table-cell table:style-name="ce3" office:value-type="string" calcext:value-type="string" table:number-columns-spanned="4" table:number-rows-spanned="1">
            <text:p>Sequential (with tabu list)</text:p>
          </table:table-cell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Eps = 10</text:p>
          </table:table-cell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13"/>
        </table:table-row>
        <table:table-row table:style-name="ro1">
          <table:table-cell/>
          <table:table-cell table:style-name="ce4" office:value-type="string" calcext:value-type="string">
            <text:p>Norm = 2</text:p>
          </table:table-cell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13"/>
        </table:table-row>
        <table:table-row table:style-name="ro1">
          <table:table-cell/>
          <table:table-cell table:style-name="ce4" office:value-type="string" calcext:value-type="string">
            <text:p>tabu size = 40</text:p>
          </table:table-cell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iterations</text:p>
          </table:table-cell>
          <table:table-cell table:style-name="ce5" office:value-type="string" calcext:value-type="string">
            <text:p>strategy</text:p>
          </table:table-cell>
          <table:table-cell table:style-name="ce5" office:value-type="string" calcext:value-type="string">
            <text:p>restarts</text:p>
          </table:table-cell>
          <table:table-cell/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iterations</text:p>
          </table:table-cell>
          <table:table-cell table:style-name="ce5" office:value-type="string" calcext:value-type="string">
            <text:p>strategy</text:p>
          </table:table-cell>
          <table:table-cell table:style-name="ce5" office:value-type="string" calcext:value-type="string">
            <text:p>restarts</text:p>
          </table:table-cell>
          <table:table-cell/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iterations</text:p>
          </table:table-cell>
          <table:table-cell table:style-name="ce5" office:value-type="string" calcext:value-type="string">
            <text:p>strategy</text:p>
          </table:table-cell>
          <table:table-cell table:style-name="ce5" office:value-type="string" calcext:value-type="string">
            <text:p>restarts</text:p>
          </table:table-cell>
          <table:table-cell/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iterations</text:p>
          </table:table-cell>
          <table:table-cell table:style-name="ce5" office:value-type="string" calcext:value-type="string">
            <text:p>strategy</text:p>
          </table:table-cell>
          <table:table-cell table:style-name="ce5" office:value-type="string" calcext:value-type="string">
            <text:p>restarts</text:p>
          </table:table-cell>
          <table:table-cell/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iterations</text:p>
          </table:table-cell>
          <table:table-cell table:style-name="ce5" office:value-type="string" calcext:value-type="string">
            <text:p>strategy</text:p>
          </table:table-cell>
          <table:table-cell table:style-name="ce5" office:value-type="string" calcext:value-type="string">
            <text:p>restarts</text:p>
          </table:table-cell>
          <table:table-cell/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iterations</text:p>
          </table:table-cell>
          <table:table-cell table:style-name="ce5" office:value-type="string" calcext:value-type="string">
            <text:p>strategy</text:p>
          </table:table-cell>
          <table:table-cell table:style-name="ce5" office:value-type="string" calcext:value-type="string">
            <text:p>restarts</text:p>
          </table:table-cell>
        </table:table-row>
        <table:table-row table:style-name="ro1">
          <table:table-cell/>
          <table:table-cell office:value-type="float" office:value="32170" calcext:value-type="float">
            <text:p>32170</text:p>
          </table:table-cell>
          <table:table-cell office:value-type="float" office:value="58451" calcext:value-type="float">
            <text:p>58451</text:p>
          </table:table-cell>
          <table:table-cell office:value-type="string" calcext:value-type="string">
            <text:p>St_tabu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73700" calcext:value-type="float">
            <text:p>273700</text:p>
          </table:table-cell>
          <table:table-cell office:value-type="float" office:value="508450" calcext:value-type="float">
            <text:p>508450</text:p>
          </table:table-cell>
          <table:table-cell office:value-type="string" calcext:value-type="string">
            <text:p>St_g01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58150" calcext:value-type="float">
            <text:p>58150</text:p>
          </table:table-cell>
          <table:table-cell office:value-type="float" office:value="104687" calcext:value-type="float">
            <text:p>104687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70270" calcext:value-type="float">
            <text:p>170270</text:p>
          </table:table-cell>
          <table:table-cell office:value-type="float" office:value="312109" calcext:value-type="float">
            <text:p>312109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279920" calcext:value-type="float">
            <text:p>279920</text:p>
          </table:table-cell>
          <table:table-cell office:value-type="float" office:value="536214" calcext:value-type="float">
            <text:p>536214</text:p>
          </table:table-cell>
          <table:table-cell office:value-type="string" calcext:value-type="string">
            <text:p>St_g01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26420" calcext:value-type="float">
            <text:p>26420</text:p>
          </table:table-cell>
          <table:table-cell office:value-type="float" office:value="80481" calcext:value-type="float">
            <text:p>80481</text:p>
          </table:table-cell>
          <table:table-cell office:value-type="string" calcext:value-type="string">
            <text:p>St_tabu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86650" calcext:value-type="float">
            <text:p>86650</text:p>
          </table:table-cell>
          <table:table-cell office:value-type="float" office:value="156935" calcext:value-type="float">
            <text:p>156935</text:p>
          </table:table-cell>
          <table:table-cell office:value-type="string" calcext:value-type="string">
            <text:p>St_tabu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30790" calcext:value-type="float">
            <text:p>30790</text:p>
          </table:table-cell>
          <table:table-cell office:value-type="float" office:value="56778" calcext:value-type="float">
            <text:p>56778</text:p>
          </table:table-cell>
          <table:table-cell office:value-type="string" calcext:value-type="string">
            <text:p>St_g0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1410" calcext:value-type="float">
            <text:p>211410</text:p>
          </table:table-cell>
          <table:table-cell office:value-type="float" office:value="387838" calcext:value-type="float">
            <text:p>387838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62810" calcext:value-type="float">
            <text:p>62810</text:p>
          </table:table-cell>
          <table:table-cell office:value-type="float" office:value="111833" calcext:value-type="float">
            <text:p>111833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23870" calcext:value-type="float">
            <text:p>123870</text:p>
          </table:table-cell>
          <table:table-cell office:value-type="float" office:value="246321" calcext:value-type="float">
            <text:p>246321</text:p>
          </table:table-cell>
          <table:table-cell office:value-type="string" calcext:value-type="string">
            <text:p>St_g0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26880" calcext:value-type="float">
            <text:p>126880</text:p>
          </table:table-cell>
          <table:table-cell office:value-type="float" office:value="414007" calcext:value-type="float">
            <text:p>414007</text:p>
          </table:table-cell>
          <table:table-cell office:value-type="string" calcext:value-type="string">
            <text:p>St_tabu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float" office:value="161460" calcext:value-type="float">
            <text:p>161460</text:p>
          </table:table-cell>
          <table:table-cell office:value-type="float" office:value="293271" calcext:value-type="float">
            <text:p>293271</text:p>
          </table:table-cell>
          <table:table-cell office:value-type="string" calcext:value-type="string">
            <text:p>St_tabu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03280" calcext:value-type="float">
            <text:p>103280</text:p>
          </table:table-cell>
          <table:table-cell office:value-type="float" office:value="192006" calcext:value-type="float">
            <text:p>192006</text:p>
          </table:table-cell>
          <table:table-cell office:value-type="string" calcext:value-type="string">
            <text:p>St_g0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580" calcext:value-type="float">
            <text:p>5580</text:p>
          </table:table-cell>
          <table:table-cell office:value-type="float" office:value="10135" calcext:value-type="float">
            <text:p>10135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140" calcext:value-type="float">
            <text:p>14140</text:p>
          </table:table-cell>
          <table:table-cell office:value-type="float" office:value="26681" calcext:value-type="float">
            <text:p>26681</text:p>
          </table:table-cell>
          <table:table-cell office:value-type="string" calcext:value-type="string">
            <text:p>St_g02COMM_sender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8860" calcext:value-type="float">
            <text:p>158860</text:p>
          </table:table-cell>
          <table:table-cell office:value-type="float" office:value="486633" calcext:value-type="float">
            <text:p>486633</text:p>
          </table:table-cell>
          <table:table-cell office:value-type="string" calcext:value-type="string">
            <text:p>St_g01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40600" calcext:value-type="float">
            <text:p>140600</text:p>
          </table:table-cell>
          <table:table-cell office:value-type="float" office:value="462828" calcext:value-type="float">
            <text:p>462828</text:p>
          </table:table-cell>
          <table:table-cell office:value-type="string" calcext:value-type="string">
            <text:p>St_tabu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float" office:value="220280" calcext:value-type="float">
            <text:p>220280</text:p>
          </table:table-cell>
          <table:table-cell office:value-type="float" office:value="398176" calcext:value-type="float">
            <text:p>398176</text:p>
          </table:table-cell>
          <table:table-cell office:value-type="string" calcext:value-type="string">
            <text:p>St_tabu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53230" calcext:value-type="float">
            <text:p>53230</text:p>
          </table:table-cell>
          <table:table-cell office:value-type="float" office:value="95905" calcext:value-type="float">
            <text:p>95905</text:p>
          </table:table-cell>
          <table:table-cell office:value-type="string" calcext:value-type="string">
            <text:p>St_g0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81170" calcext:value-type="float">
            <text:p>81170</text:p>
          </table:table-cell>
          <table:table-cell office:value-type="float" office:value="151964" calcext:value-type="float">
            <text:p>151964</text:p>
          </table:table-cell>
          <table:table-cell office:value-type="string" calcext:value-type="string">
            <text:p>St_g02COMM_send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3730" calcext:value-type="float">
            <text:p>53730</text:p>
          </table:table-cell>
          <table:table-cell office:value-type="float" office:value="97756" calcext:value-type="float">
            <text:p>97756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9290" calcext:value-type="float">
            <text:p>59290</text:p>
          </table:table-cell>
          <table:table-cell office:value-type="float" office:value="187837" calcext:value-type="float">
            <text:p>187837</text:p>
          </table:table-cell>
          <table:table-cell office:value-type="string" calcext:value-type="string">
            <text:p>St_g0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8180" calcext:value-type="float">
            <text:p>68180</text:p>
          </table:table-cell>
          <table:table-cell office:value-type="float" office:value="214270" calcext:value-type="float">
            <text:p>214270</text:p>
          </table:table-cell>
          <table:table-cell office:value-type="string" calcext:value-type="string">
            <text:p>St_tabu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4050" calcext:value-type="float">
            <text:p>74050</text:p>
          </table:table-cell>
          <table:table-cell office:value-type="float" office:value="136241" calcext:value-type="float">
            <text:p>136241</text:p>
          </table:table-cell>
          <table:table-cell office:value-type="string" calcext:value-type="string">
            <text:p>St_tabu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1540" calcext:value-type="float">
            <text:p>41540</text:p>
          </table:table-cell>
          <table:table-cell office:value-type="float" office:value="78212" calcext:value-type="float">
            <text:p>78212</text:p>
          </table:table-cell>
          <table:table-cell office:value-type="string" calcext:value-type="string">
            <text:p>St_g0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4770" calcext:value-type="float">
            <text:p>44770</text:p>
          </table:table-cell>
          <table:table-cell office:value-type="float" office:value="80806" calcext:value-type="float">
            <text:p>80806</text:p>
          </table:table-cell>
          <table:table-cell office:value-type="string" calcext:value-type="string">
            <text:p>St_g02COMM_sender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6230" calcext:value-type="float">
            <text:p>16230</text:p>
          </table:table-cell>
          <table:table-cell office:value-type="float" office:value="28758" calcext:value-type="float">
            <text:p>28758</text:p>
          </table:table-cell>
          <table:table-cell office:value-type="string" calcext:value-type="string">
            <text:p>St_g02COMM_sender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98830" calcext:value-type="float">
            <text:p>298830</text:p>
          </table:table-cell>
          <table:table-cell office:value-type="float" office:value="914400" calcext:value-type="float">
            <text:p>914400</text:p>
          </table:table-cell>
          <table:table-cell office:value-type="string" calcext:value-type="string">
            <text:p>St_g01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float" office:value="272440" calcext:value-type="float">
            <text:p>272440</text:p>
          </table:table-cell>
          <table:table-cell office:value-type="float" office:value="859895" calcext:value-type="float">
            <text:p>859895</text:p>
          </table:table-cell>
          <table:table-cell office:value-type="string" calcext:value-type="string">
            <text:p>St_tabu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/>
          <table:table-cell office:value-type="float" office:value="66420" calcext:value-type="float">
            <text:p>66420</text:p>
          </table:table-cell>
          <table:table-cell office:value-type="float" office:value="119174" calcext:value-type="float">
            <text:p>119174</text:p>
          </table:table-cell>
          <table:table-cell office:value-type="string" calcext:value-type="string">
            <text:p>St_tabu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8890" calcext:value-type="float">
            <text:p>58890</text:p>
          </table:table-cell>
          <table:table-cell office:value-type="float" office:value="104483" calcext:value-type="float">
            <text:p>104483</text:p>
          </table:table-cell>
          <table:table-cell office:value-type="string" calcext:value-type="string">
            <text:p>St_g0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92430" calcext:value-type="float">
            <text:p>92430</text:p>
          </table:table-cell>
          <table:table-cell office:value-type="float" office:value="163137" calcext:value-type="float">
            <text:p>163137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4030" calcext:value-type="float">
            <text:p>24030</text:p>
          </table:table-cell>
          <table:table-cell office:value-type="float" office:value="42519" calcext:value-type="float">
            <text:p>42519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16040" calcext:value-type="float">
            <text:p>216040</text:p>
          </table:table-cell>
          <table:table-cell office:value-type="float" office:value="673087" calcext:value-type="float">
            <text:p>673087</text:p>
          </table:table-cell>
          <table:table-cell office:value-type="string" calcext:value-type="string">
            <text:p>St_g01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10300" calcext:value-type="float">
            <text:p>10300</text:p>
          </table:table-cell>
          <table:table-cell office:value-type="float" office:value="34398" calcext:value-type="float">
            <text:p>34398</text:p>
          </table:table-cell>
          <table:table-cell office:value-type="string" calcext:value-type="string">
            <text:p>St_tabu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79500" calcext:value-type="float">
            <text:p>179500</text:p>
          </table:table-cell>
          <table:table-cell office:value-type="float" office:value="327108" calcext:value-type="float">
            <text:p>327108</text:p>
          </table:table-cell>
          <table:table-cell office:value-type="string" calcext:value-type="string">
            <text:p>St_tabu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0190" calcext:value-type="float">
            <text:p>90190</text:p>
          </table:table-cell>
          <table:table-cell office:value-type="float" office:value="167372" calcext:value-type="float">
            <text:p>167372</text:p>
          </table:table-cell>
          <table:table-cell office:value-type="string" calcext:value-type="string">
            <text:p>St_g0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2460" calcext:value-type="float">
            <text:p>62460</text:p>
          </table:table-cell>
          <table:table-cell office:value-type="float" office:value="111108" calcext:value-type="float">
            <text:p>111108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9870" calcext:value-type="float">
            <text:p>39870</text:p>
          </table:table-cell>
          <table:table-cell office:value-type="float" office:value="74069" calcext:value-type="float">
            <text:p>74069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98300" calcext:value-type="float">
            <text:p>98300</text:p>
          </table:table-cell>
          <table:table-cell office:value-type="float" office:value="301330" calcext:value-type="float">
            <text:p>301330</text:p>
          </table:table-cell>
          <table:table-cell office:value-type="string" calcext:value-type="string">
            <text:p>St_g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4410" calcext:value-type="float">
            <text:p>124410</text:p>
          </table:table-cell>
          <table:table-cell office:value-type="float" office:value="417131" calcext:value-type="float">
            <text:p>417131</text:p>
          </table:table-cell>
          <table:table-cell office:value-type="string" calcext:value-type="string">
            <text:p>St_tabu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117350" calcext:value-type="float">
            <text:p>117350</text:p>
          </table:table-cell>
          <table:table-cell office:value-type="float" office:value="212795" calcext:value-type="float">
            <text:p>212795</text:p>
          </table:table-cell>
          <table:table-cell office:value-type="string" calcext:value-type="string">
            <text:p>St_tabu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33910" calcext:value-type="float">
            <text:p>133910</text:p>
          </table:table-cell>
          <table:table-cell office:value-type="float" office:value="248677" calcext:value-type="float">
            <text:p>248677</text:p>
          </table:table-cell>
          <table:table-cell office:value-type="string" calcext:value-type="string">
            <text:p>St_g0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48680" calcext:value-type="float">
            <text:p>48680</text:p>
          </table:table-cell>
          <table:table-cell office:value-type="float" office:value="87420" calcext:value-type="float">
            <text:p>87420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59800" calcext:value-type="float">
            <text:p>59800</text:p>
          </table:table-cell>
          <table:table-cell office:value-type="float" office:value="107992" calcext:value-type="float">
            <text:p>107992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7670" calcext:value-type="float">
            <text:p>47670</text:p>
          </table:table-cell>
          <table:table-cell office:value-type="float" office:value="107164" calcext:value-type="float">
            <text:p>107164</text:p>
          </table:table-cell>
          <table:table-cell office:value-type="string" calcext:value-type="string">
            <text:p>St_g0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72180" calcext:value-type="float">
            <text:p>72180</text:p>
          </table:table-cell>
          <table:table-cell office:value-type="float" office:value="243698" calcext:value-type="float">
            <text:p>243698</text:p>
          </table:table-cell>
          <table:table-cell office:value-type="string" calcext:value-type="string">
            <text:p>St_tabu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103960" calcext:value-type="float">
            <text:p>103960</text:p>
          </table:table-cell>
          <table:table-cell office:value-type="float" office:value="192214" calcext:value-type="float">
            <text:p>192214</text:p>
          </table:table-cell>
          <table:table-cell office:value-type="string" calcext:value-type="string">
            <text:p>St_tabu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82350" calcext:value-type="float">
            <text:p>82350</text:p>
          </table:table-cell>
          <table:table-cell office:value-type="float" office:value="152068" calcext:value-type="float">
            <text:p>152068</text:p>
          </table:table-cell>
          <table:table-cell office:value-type="string" calcext:value-type="string">
            <text:p>St_g0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410" calcext:value-type="float">
            <text:p>50410</text:p>
          </table:table-cell>
          <table:table-cell office:value-type="float" office:value="89278" calcext:value-type="float">
            <text:p>89278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6660" calcext:value-type="float">
            <text:p>16660</text:p>
          </table:table-cell>
          <table:table-cell office:value-type="float" office:value="30007" calcext:value-type="float">
            <text:p>30007</text:p>
          </table:table-cell>
          <table:table-cell office:value-type="string" calcext:value-type="string">
            <text:p>St_g02COMM_sender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4"/>
          <table:table-cell/>
          <table:table-cell office:value-type="float" office:value="216000" calcext:value-type="float">
            <text:p>216000</text:p>
          </table:table-cell>
          <table:table-cell office:value-type="float" office:value="716845" calcext:value-type="float">
            <text:p>716845</text:p>
          </table:table-cell>
          <table:table-cell office:value-type="string" calcext:value-type="string">
            <text:p>St_tabu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/>
          <table:table-cell office:value-type="float" office:value="9800" calcext:value-type="float">
            <text:p>9800</text:p>
          </table:table-cell>
          <table:table-cell office:value-type="float" office:value="17999" calcext:value-type="float">
            <text:p>17999</text:p>
          </table:table-cell>
          <table:table-cell office:value-type="string" calcext:value-type="string">
            <text:p>St_tabu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0320" calcext:value-type="float">
            <text:p>150320</text:p>
          </table:table-cell>
          <table:table-cell office:value-type="float" office:value="273317" calcext:value-type="float">
            <text:p>273317</text:p>
          </table:table-cell>
          <table:table-cell office:value-type="string" calcext:value-type="string">
            <text:p>St_g01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92780" calcext:value-type="float">
            <text:p>192780</text:p>
          </table:table-cell>
          <table:table-cell office:value-type="float" office:value="356580" calcext:value-type="float">
            <text:p>356580</text:p>
          </table:table-cell>
          <table:table-cell office:value-type="string" calcext:value-type="string">
            <text:p>St_g02COMM_sender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79380" calcext:value-type="float">
            <text:p>79380</text:p>
          </table:table-cell>
          <table:table-cell office:value-type="float" office:value="146171" calcext:value-type="float">
            <text:p>146171</text:p>
          </table:table-cell>
          <table:table-cell office:value-type="string" calcext:value-type="string">
            <text:p>St_g02COMM_sender</text:p>
          </table:table-cell>
          <table:table-cell office:value-type="float" office:value="48" calcext:value-type="float">
            <text:p>48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/>
          <table:table-cell office:value-type="float" office:value="25290" calcext:value-type="float">
            <text:p>25290</text:p>
          </table:table-cell>
          <table:table-cell office:value-type="float" office:value="45418" calcext:value-type="float">
            <text:p>45418</text:p>
          </table:table-cell>
          <table:table-cell office:value-type="string" calcext:value-type="string">
            <text:p>St_tabu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30" calcext:value-type="float">
            <text:p>1430</text:p>
          </table:table-cell>
          <table:table-cell office:value-type="float" office:value="2785" calcext:value-type="float">
            <text:p>2785</text:p>
          </table:table-cell>
          <table:table-cell office:value-type="string" calcext:value-type="string">
            <text:p>St_g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510" calcext:value-type="float">
            <text:p>84510</text:p>
          </table:table-cell>
          <table:table-cell office:value-type="float" office:value="158490" calcext:value-type="float">
            <text:p>158490</text:p>
          </table:table-cell>
          <table:table-cell office:value-type="string" calcext:value-type="string">
            <text:p>St_g02COMM_sender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95520" calcext:value-type="float">
            <text:p>95520</text:p>
          </table:table-cell>
          <table:table-cell office:value-type="float" office:value="175044" calcext:value-type="float">
            <text:p>175044</text:p>
          </table:table-cell>
          <table:table-cell office:value-type="string" calcext:value-type="string">
            <text:p>St_g02COMM_sender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8060" calcext:value-type="float">
            <text:p>108060</text:p>
          </table:table-cell>
          <table:table-cell office:value-type="float" office:value="201626" calcext:value-type="float">
            <text:p>201626</text:p>
          </table:table-cell>
          <table:table-cell office:value-type="string" calcext:value-type="string">
            <text:p>St_tabu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95300" calcext:value-type="float">
            <text:p>95300</text:p>
          </table:table-cell>
          <table:table-cell office:value-type="float" office:value="173065" calcext:value-type="float">
            <text:p>173065</text:p>
          </table:table-cell>
          <table:table-cell office:value-type="string" calcext:value-type="string">
            <text:p>St_g0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74050" calcext:value-type="float">
            <text:p>174050</text:p>
          </table:table-cell>
          <table:table-cell office:value-type="float" office:value="321314" calcext:value-type="float">
            <text:p>321314</text:p>
          </table:table-cell>
          <table:table-cell office:value-type="string" calcext:value-type="string">
            <text:p>St_g02COMM_sender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18760" calcext:value-type="float">
            <text:p>118760</text:p>
          </table:table-cell>
          <table:table-cell office:value-type="float" office:value="217352" calcext:value-type="float">
            <text:p>217352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9020" calcext:value-type="float">
            <text:p>119020</text:p>
          </table:table-cell>
          <table:table-cell office:value-type="float" office:value="219628" calcext:value-type="float">
            <text:p>219628</text:p>
          </table:table-cell>
          <table:table-cell office:value-type="string" calcext:value-type="string">
            <text:p>St_tabu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73490" calcext:value-type="float">
            <text:p>173490</text:p>
          </table:table-cell>
          <table:table-cell office:value-type="float" office:value="311376" calcext:value-type="float">
            <text:p>311376</text:p>
          </table:table-cell>
          <table:table-cell office:value-type="string" calcext:value-type="string">
            <text:p>St_g01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62130" calcext:value-type="float">
            <text:p>62130</text:p>
          </table:table-cell>
          <table:table-cell office:value-type="float" office:value="110587" calcext:value-type="float">
            <text:p>110587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1140" calcext:value-type="float">
            <text:p>21140</text:p>
          </table:table-cell>
          <table:table-cell office:value-type="float" office:value="37044" calcext:value-type="float">
            <text:p>37044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550" calcext:value-type="float">
            <text:p>18550</text:p>
          </table:table-cell>
          <table:table-cell office:value-type="float" office:value="34456" calcext:value-type="float">
            <text:p>34456</text:p>
          </table:table-cell>
          <table:table-cell office:value-type="string" calcext:value-type="string">
            <text:p>St_tabu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1820" calcext:value-type="float">
            <text:p>51820</text:p>
          </table:table-cell>
          <table:table-cell office:value-type="float" office:value="95176" calcext:value-type="float">
            <text:p>95176</text:p>
          </table:table-cell>
          <table:table-cell office:value-type="string" calcext:value-type="string">
            <text:p>St_g0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16400" calcext:value-type="float">
            <text:p>116400</text:p>
          </table:table-cell>
          <table:table-cell office:value-type="float" office:value="209895" calcext:value-type="float">
            <text:p>209895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9580" calcext:value-type="float">
            <text:p>19580</text:p>
          </table:table-cell>
          <table:table-cell office:value-type="float" office:value="34345" calcext:value-type="float">
            <text:p>34345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0190" calcext:value-type="float">
            <text:p>210190</text:p>
          </table:table-cell>
          <table:table-cell office:value-type="float" office:value="384418" calcext:value-type="float">
            <text:p>384418</text:p>
          </table:table-cell>
          <table:table-cell office:value-type="string" calcext:value-type="string">
            <text:p>St_tabu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21590" calcext:value-type="float">
            <text:p>21590</text:p>
          </table:table-cell>
          <table:table-cell office:value-type="float" office:value="40349" calcext:value-type="float">
            <text:p>40349</text:p>
          </table:table-cell>
          <table:table-cell office:value-type="string" calcext:value-type="string">
            <text:p>St_g0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9700" calcext:value-type="float">
            <text:p>69700</text:p>
          </table:table-cell>
          <table:table-cell office:value-type="float" office:value="127352" calcext:value-type="float">
            <text:p>127352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24340" calcext:value-type="float">
            <text:p>124340</text:p>
          </table:table-cell>
          <table:table-cell office:value-type="float" office:value="224683" calcext:value-type="float">
            <text:p>224683</text:p>
          </table:table-cell>
          <table:table-cell office:value-type="string" calcext:value-type="string">
            <text:p>St_g02COMM_sender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3520" calcext:value-type="float">
            <text:p>53520</text:p>
          </table:table-cell>
          <table:table-cell office:value-type="float" office:value="100043" calcext:value-type="float">
            <text:p>100043</text:p>
          </table:table-cell>
          <table:table-cell office:value-type="string" calcext:value-type="string">
            <text:p>St_tabu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73144" calcext:value-type="float">
            <text:p>73144</text:p>
          </table:table-cell>
          <table:table-cell office:value-type="string" calcext:value-type="string">
            <text:p>St_g0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8790" calcext:value-type="float">
            <text:p>78790</text:p>
          </table:table-cell>
          <table:table-cell office:value-type="float" office:value="143793" calcext:value-type="float">
            <text:p>143793</text:p>
          </table:table-cell>
          <table:table-cell office:value-type="string" calcext:value-type="string">
            <text:p>St_g02COMM_sender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85260" calcext:value-type="float">
            <text:p>85260</text:p>
          </table:table-cell>
          <table:table-cell office:value-type="float" office:value="152680" calcext:value-type="float">
            <text:p>152680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7630" calcext:value-type="float">
            <text:p>127630</text:p>
          </table:table-cell>
          <table:table-cell office:value-type="float" office:value="230691" calcext:value-type="float">
            <text:p>230691</text:p>
          </table:table-cell>
          <table:table-cell office:value-type="string" calcext:value-type="string">
            <text:p>St_tabu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23830" calcext:value-type="float">
            <text:p>123830</text:p>
          </table:table-cell>
          <table:table-cell office:value-type="float" office:value="232758" calcext:value-type="float">
            <text:p>232758</text:p>
          </table:table-cell>
          <table:table-cell office:value-type="string" calcext:value-type="string">
            <text:p>St_g01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53510" calcext:value-type="float">
            <text:p>53510</text:p>
          </table:table-cell>
          <table:table-cell office:value-type="float" office:value="100957" calcext:value-type="float">
            <text:p>100957</text:p>
          </table:table-cell>
          <table:table-cell office:value-type="string" calcext:value-type="string">
            <text:p>St_g02COMM_sender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0690" calcext:value-type="float">
            <text:p>10690</text:p>
          </table:table-cell>
          <table:table-cell office:value-type="float" office:value="19041" calcext:value-type="float">
            <text:p>19041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620" calcext:value-type="float">
            <text:p>52620</text:p>
          </table:table-cell>
          <table:table-cell office:value-type="float" office:value="96214" calcext:value-type="float">
            <text:p>96214</text:p>
          </table:table-cell>
          <table:table-cell office:value-type="string" calcext:value-type="string">
            <text:p>St_tabu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2010" calcext:value-type="float">
            <text:p>82010</text:p>
          </table:table-cell>
          <table:table-cell office:value-type="float" office:value="149688" calcext:value-type="float">
            <text:p>149688</text:p>
          </table:table-cell>
          <table:table-cell office:value-type="string" calcext:value-type="string">
            <text:p>St_g0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2740" calcext:value-type="float">
            <text:p>42740</text:p>
          </table:table-cell>
          <table:table-cell office:value-type="float" office:value="76143" calcext:value-type="float">
            <text:p>76143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136039" calcext:value-type="float">
            <text:p>136039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4640" calcext:value-type="float">
            <text:p>214640</text:p>
          </table:table-cell>
          <table:table-cell office:value-type="float" office:value="383587" calcext:value-type="float">
            <text:p>383587</text:p>
          </table:table-cell>
          <table:table-cell office:value-type="string" calcext:value-type="string">
            <text:p>St_tabu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60880" calcext:value-type="float">
            <text:p>60880</text:p>
          </table:table-cell>
          <table:table-cell office:value-type="float" office:value="113789" calcext:value-type="float">
            <text:p>113789</text:p>
          </table:table-cell>
          <table:table-cell office:value-type="string" calcext:value-type="string">
            <text:p>St_g0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3150" calcext:value-type="float">
            <text:p>73150</text:p>
          </table:table-cell>
          <table:table-cell office:value-type="float" office:value="131271" calcext:value-type="float">
            <text:p>131271</text:p>
          </table:table-cell>
          <table:table-cell office:value-type="string" calcext:value-type="string">
            <text:p>St_g02COMM_sender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6580" calcext:value-type="float">
            <text:p>26580</text:p>
          </table:table-cell>
          <table:table-cell office:value-type="float" office:value="46451" calcext:value-type="float">
            <text:p>46451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8080" calcext:value-type="float">
            <text:p>28080</text:p>
          </table:table-cell>
          <table:table-cell office:value-type="float" office:value="50999" calcext:value-type="float">
            <text:p>50999</text:p>
          </table:table-cell>
          <table:table-cell office:value-type="string" calcext:value-type="string">
            <text:p>St_tabu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8000" calcext:value-type="float">
            <text:p>98000</text:p>
          </table:table-cell>
          <table:table-cell office:value-type="float" office:value="181972" calcext:value-type="float">
            <text:p>181972</text:p>
          </table:table-cell>
          <table:table-cell office:value-type="string" calcext:value-type="string">
            <text:p>St_g0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8160" calcext:value-type="float">
            <text:p>38160</text:p>
          </table:table-cell>
          <table:table-cell office:value-type="float" office:value="72321" calcext:value-type="float">
            <text:p>72321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54340" calcext:value-type="float">
            <text:p>154340</text:p>
          </table:table-cell>
          <table:table-cell office:value-type="float" office:value="287165" calcext:value-type="float">
            <text:p>287165</text:p>
          </table:table-cell>
          <table:table-cell office:value-type="string" calcext:value-type="string">
            <text:p>St_g02COMM_sender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9130" calcext:value-type="float">
            <text:p>79130</text:p>
          </table:table-cell>
          <table:table-cell office:value-type="float" office:value="146484" calcext:value-type="float">
            <text:p>146484</text:p>
          </table:table-cell>
          <table:table-cell office:value-type="string" calcext:value-type="string">
            <text:p>St_tabu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6980" calcext:value-type="float">
            <text:p>56980</text:p>
          </table:table-cell>
          <table:table-cell office:value-type="float" office:value="104485" calcext:value-type="float">
            <text:p>104485</text:p>
          </table:table-cell>
          <table:table-cell office:value-type="string" calcext:value-type="string">
            <text:p>St_g0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2310" calcext:value-type="float">
            <text:p>12310</text:p>
          </table:table-cell>
          <table:table-cell office:value-type="float" office:value="22243" calcext:value-type="float">
            <text:p>22243</text:p>
          </table:table-cell>
          <table:table-cell office:value-type="string" calcext:value-type="string">
            <text:p>St_g02COMM_sender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170" calcext:value-type="float">
            <text:p>7170</text:p>
          </table:table-cell>
          <table:table-cell office:value-type="float" office:value="12523" calcext:value-type="float">
            <text:p>12523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5850" calcext:value-type="float">
            <text:p>55850</text:p>
          </table:table-cell>
          <table:table-cell office:value-type="float" office:value="103242" calcext:value-type="float">
            <text:p>103242</text:p>
          </table:table-cell>
          <table:table-cell office:value-type="string" calcext:value-type="string">
            <text:p>St_tabu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29980" calcext:value-type="float">
            <text:p>129980</text:p>
          </table:table-cell>
          <table:table-cell office:value-type="float" office:value="236088" calcext:value-type="float">
            <text:p>236088</text:p>
          </table:table-cell>
          <table:table-cell office:value-type="string" calcext:value-type="string">
            <text:p>St_g0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96690" calcext:value-type="float">
            <text:p>96690</text:p>
          </table:table-cell>
          <table:table-cell office:value-type="float" office:value="179268" calcext:value-type="float">
            <text:p>179268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4110" calcext:value-type="float">
            <text:p>44110</text:p>
          </table:table-cell>
          <table:table-cell office:value-type="float" office:value="81521" calcext:value-type="float">
            <text:p>81521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1340" calcext:value-type="float">
            <text:p>91340</text:p>
          </table:table-cell>
          <table:table-cell office:value-type="float" office:value="167080" calcext:value-type="float">
            <text:p>167080</text:p>
          </table:table-cell>
          <table:table-cell office:value-type="string" calcext:value-type="string">
            <text:p>St_tabu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8100" calcext:value-type="float">
            <text:p>98100</text:p>
          </table:table-cell>
          <table:table-cell office:value-type="float" office:value="180725" calcext:value-type="float">
            <text:p>180725</text:p>
          </table:table-cell>
          <table:table-cell office:value-type="string" calcext:value-type="string">
            <text:p>St_g0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90280" calcext:value-type="float">
            <text:p>190280</text:p>
          </table:table-cell>
          <table:table-cell office:value-type="float" office:value="350380" calcext:value-type="float">
            <text:p>350380</text:p>
          </table:table-cell>
          <table:table-cell office:value-type="string" calcext:value-type="string">
            <text:p>St_g02COMM_sender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0380" calcext:value-type="float">
            <text:p>90380</text:p>
          </table:table-cell>
          <table:table-cell office:value-type="float" office:value="168320" calcext:value-type="float">
            <text:p>168320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270" calcext:value-type="float">
            <text:p>7270</text:p>
          </table:table-cell>
          <table:table-cell office:value-type="float" office:value="12421" calcext:value-type="float">
            <text:p>12421</text:p>
          </table:table-cell>
          <table:table-cell office:value-type="string" calcext:value-type="string">
            <text:p>St_tabu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8750" calcext:value-type="float">
            <text:p>78750</text:p>
          </table:table-cell>
          <table:table-cell office:value-type="float" office:value="146276" calcext:value-type="float">
            <text:p>146276</text:p>
          </table:table-cell>
          <table:table-cell office:value-type="string" calcext:value-type="string">
            <text:p>St_g0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78940" calcext:value-type="float">
            <text:p>78940</text:p>
          </table:table-cell>
          <table:table-cell office:value-type="float" office:value="143379" calcext:value-type="float">
            <text:p>143379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580" calcext:value-type="float">
            <text:p>32580</text:p>
          </table:table-cell>
          <table:table-cell office:value-type="float" office:value="59889" calcext:value-type="float">
            <text:p>59889</text:p>
          </table:table-cell>
          <table:table-cell office:value-type="string" calcext:value-type="string">
            <text:p>St_g02COMM_sender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4280" calcext:value-type="float">
            <text:p>184280</text:p>
          </table:table-cell>
          <table:table-cell office:value-type="float" office:value="338482" calcext:value-type="float">
            <text:p>338482</text:p>
          </table:table-cell>
          <table:table-cell office:value-type="string" calcext:value-type="string">
            <text:p>St_tabu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66690" calcext:value-type="float">
            <text:p>166690</text:p>
          </table:table-cell>
          <table:table-cell office:value-type="float" office:value="302689" calcext:value-type="float">
            <text:p>302689</text:p>
          </table:table-cell>
          <table:table-cell office:value-type="string" calcext:value-type="string">
            <text:p>St_g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8090" calcext:value-type="float">
            <text:p>98090</text:p>
          </table:table-cell>
          <table:table-cell office:value-type="float" office:value="180525" calcext:value-type="float">
            <text:p>180525</text:p>
          </table:table-cell>
          <table:table-cell office:value-type="string" calcext:value-type="string">
            <text:p>St_g02COMM_sender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7430" calcext:value-type="float">
            <text:p>47430</text:p>
          </table:table-cell>
          <table:table-cell office:value-type="float" office:value="83487" calcext:value-type="float">
            <text:p>83487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20" calcext:value-type="float">
            <text:p>1620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St_tab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660" calcext:value-type="float">
            <text:p>82660</text:p>
          </table:table-cell>
          <table:table-cell office:value-type="float" office:value="151445" calcext:value-type="float">
            <text:p>151445</text:p>
          </table:table-cell>
          <table:table-cell office:value-type="string" calcext:value-type="string">
            <text:p>St_g0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59820" calcext:value-type="float">
            <text:p>159820</text:p>
          </table:table-cell>
          <table:table-cell office:value-type="float" office:value="295856" calcext:value-type="float">
            <text:p>295856</text:p>
          </table:table-cell>
          <table:table-cell office:value-type="string" calcext:value-type="string">
            <text:p>St_g02COMM_sender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14890" calcext:value-type="float">
            <text:p>114890</text:p>
          </table:table-cell>
          <table:table-cell office:value-type="float" office:value="215689" calcext:value-type="float">
            <text:p>215689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520" calcext:value-type="float">
            <text:p>12520</text:p>
          </table:table-cell>
          <table:table-cell office:value-type="float" office:value="22971" calcext:value-type="float">
            <text:p>22971</text:p>
          </table:table-cell>
          <table:table-cell office:value-type="string" calcext:value-type="string">
            <text:p>St_tabu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2160" calcext:value-type="float">
            <text:p>92160</text:p>
          </table:table-cell>
          <table:table-cell office:value-type="float" office:value="164589" calcext:value-type="float">
            <text:p>164589</text:p>
          </table:table-cell>
          <table:table-cell office:value-type="string" calcext:value-type="string">
            <text:p>St_g0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96030" calcext:value-type="float">
            <text:p>96030</text:p>
          </table:table-cell>
          <table:table-cell office:value-type="float" office:value="175445" calcext:value-type="float">
            <text:p>175445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7620" calcext:value-type="float">
            <text:p>47620</text:p>
          </table:table-cell>
          <table:table-cell office:value-type="float" office:value="85957" calcext:value-type="float">
            <text:p>85957</text:p>
          </table:table-cell>
          <table:table-cell office:value-type="string" calcext:value-type="string">
            <text:p>St_g02COMM_sender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40" calcext:value-type="float">
            <text:p>3640</text:p>
          </table:table-cell>
          <table:table-cell office:value-type="float" office:value="6928" calcext:value-type="float">
            <text:p>6928</text:p>
          </table:table-cell>
          <table:table-cell office:value-type="string" calcext:value-type="string">
            <text:p>St_tabu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2440" calcext:value-type="float">
            <text:p>142440</text:p>
          </table:table-cell>
          <table:table-cell office:value-type="float" office:value="263995" calcext:value-type="float">
            <text:p>263995</text:p>
          </table:table-cell>
          <table:table-cell office:value-type="string" calcext:value-type="string">
            <text:p>St_g01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78610" calcext:value-type="float">
            <text:p>78610</text:p>
          </table:table-cell>
          <table:table-cell office:value-type="float" office:value="141931" calcext:value-type="float">
            <text:p>141931</text:p>
          </table:table-cell>
          <table:table-cell office:value-type="string" calcext:value-type="string">
            <text:p>St_g02COMM_sender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3730" calcext:value-type="float">
            <text:p>13730</text:p>
          </table:table-cell>
          <table:table-cell office:value-type="float" office:value="24413" calcext:value-type="float">
            <text:p>24413</text:p>
          </table:table-cell>
          <table:table-cell office:value-type="string" calcext:value-type="string">
            <text:p>St_g02COMM_sender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220" calcext:value-type="float">
            <text:p>34220</text:p>
          </table:table-cell>
          <table:table-cell office:value-type="float" office:value="64652" calcext:value-type="float">
            <text:p>64652</text:p>
          </table:table-cell>
          <table:table-cell office:value-type="string" calcext:value-type="string">
            <text:p>St_tabu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4130" calcext:value-type="float">
            <text:p>54130</text:p>
          </table:table-cell>
          <table:table-cell office:value-type="float" office:value="98081" calcext:value-type="float">
            <text:p>98081</text:p>
          </table:table-cell>
          <table:table-cell office:value-type="string" calcext:value-type="string">
            <text:p>St_g0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4700" calcext:value-type="float">
            <text:p>24700</text:p>
          </table:table-cell>
          <table:table-cell office:value-type="float" office:value="44064" calcext:value-type="float">
            <text:p>44064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7170" calcext:value-type="float">
            <text:p>77170</text:p>
          </table:table-cell>
          <table:table-cell office:value-type="float" office:value="144113" calcext:value-type="float">
            <text:p>144113</text:p>
          </table:table-cell>
          <table:table-cell office:value-type="string" calcext:value-type="string">
            <text:p>St_g02COMM_sender</text:p>
          </table:table-cell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1590" calcext:value-type="float">
            <text:p>71590</text:p>
          </table:table-cell>
          <table:table-cell office:value-type="float" office:value="132829" calcext:value-type="float">
            <text:p>132829</text:p>
          </table:table-cell>
          <table:table-cell office:value-type="string" calcext:value-type="string">
            <text:p>St_tabu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4350" calcext:value-type="float">
            <text:p>24350</text:p>
          </table:table-cell>
          <table:table-cell office:value-type="float" office:value="43139" calcext:value-type="float">
            <text:p>43139</text:p>
          </table:table-cell>
          <table:table-cell office:value-type="string" calcext:value-type="string">
            <text:p>St_g0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6470" calcext:value-type="float">
            <text:p>86470</text:p>
          </table:table-cell>
          <table:table-cell office:value-type="float" office:value="158172" calcext:value-type="float">
            <text:p>158172</text:p>
          </table:table-cell>
          <table:table-cell office:value-type="string" calcext:value-type="string">
            <text:p>St_g02COMM_sender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7510" calcext:value-type="float">
            <text:p>67510</text:p>
          </table:table-cell>
          <table:table-cell office:value-type="float" office:value="125686" calcext:value-type="float">
            <text:p>125686</text:p>
          </table:table-cell>
          <table:table-cell table:style-name="ce10" office:value-type="string" calcext:value-type="string">
            <text:p>St_g02COMM_receiver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/>
          <table:table-cell table:style-name="ce6" table:formula="of:=AVERAGE([.B84:.B113])" office:value-type="float" office:value="85023.3333333333" calcext:value-type="float">
            <text:p>85,023</text:p>
          </table:table-cell>
          <table:table-cell table:style-name="ce6" table:formula="of:=AVERAGE([.C84:.C113])" office:value-type="float" office:value="155251.066666667" calcext:value-type="float">
            <text:p>155,251</text:p>
          </table:table-cell>
          <table:table-cell table:style-name="ce6"/>
          <table:table-cell table:style-name="ce6" table:formula="of:=AVERAGE([.E84:.E113])" office:value-type="float" office:value="51.2333333333333" calcext:value-type="float">
            <text:p>51</text:p>
          </table:table-cell>
          <table:table-cell table:style-name="ce8"/>
          <table:table-cell table:style-name="ce6" table:formula="of:=AVERAGE([.G84:.G113])" office:value-type="float" office:value="89759.6666666667" calcext:value-type="float">
            <text:p>89,760</text:p>
          </table:table-cell>
          <table:table-cell table:style-name="ce6" table:formula="of:=AVERAGE([.H84:.H113])" office:value-type="float" office:value="164762.733333333" calcext:value-type="float">
            <text:p>164,763</text:p>
          </table:table-cell>
          <table:table-cell table:style-name="ce6"/>
          <table:table-cell table:style-name="ce6" table:formula="of:=AVERAGE([.J84:.J113])" office:value-type="float" office:value="54.2666666666667" calcext:value-type="float">
            <text:p>54</text:p>
          </table:table-cell>
          <table:table-cell table:style-name="ce8"/>
          <table:table-cell table:style-name="ce6" table:formula="of:=AVERAGE([.L84:.L113])" office:value-type="float" office:value="85430.6666666667" calcext:value-type="float">
            <text:p>85,431</text:p>
          </table:table-cell>
          <table:table-cell table:style-name="ce6" table:formula="of:=AVERAGE([.M84:.M113])" office:value-type="float" office:value="156211.3" calcext:value-type="float">
            <text:p>156,211</text:p>
          </table:table-cell>
          <table:table-cell table:style-name="ce6"/>
          <table:table-cell table:style-name="ce6" table:formula="of:=AVERAGE([.O84:.O113])" office:value-type="float" office:value="51.5" calcext:value-type="float">
            <text:p>52</text:p>
          </table:table-cell>
          <table:table-cell table:style-name="ce8"/>
          <table:table-cell table:style-name="ce6" table:formula="of:=AVERAGE([.Q84:.Q113])" office:value-type="float" office:value="60357.3333333333" calcext:value-type="float">
            <text:p>60,357</text:p>
          </table:table-cell>
          <table:table-cell table:style-name="ce6" table:formula="of:=AVERAGE([.R84:.R113])" office:value-type="float" office:value="110311.233333333" calcext:value-type="float">
            <text:p>110,311</text:p>
          </table:table-cell>
          <table:table-cell table:style-name="ce6"/>
          <table:table-cell table:style-name="ce6" table:formula="of:=AVERAGE([.T84:.T113])" office:value-type="float" office:value="36.2666666666667" calcext:value-type="float">
            <text:p>36</text:p>
          </table:table-cell>
          <table:table-cell table:style-name="ce8"/>
          <table:table-cell table:style-name="ce6" table:formula="of:=AVERAGE([.V84:.V92])" office:value-type="float" office:value="160347.5" calcext:value-type="float">
            <text:p>160,348</text:p>
          </table:table-cell>
          <table:table-cell table:style-name="ce6" table:formula="of:=AVERAGE([.W84:.W92])" office:value-type="float" office:value="431623.25" calcext:value-type="float">
            <text:p>431,623</text:p>
          </table:table-cell>
          <table:table-cell table:style-name="ce11" table:formula="of:=8/30" office:value-type="percentage" office:value="0.266666666666667" calcext:value-type="percentage">
            <text:p>26.67%</text:p>
          </table:table-cell>
          <table:table-cell table:style-name="ce6" table:formula="of:=AVERAGE([.Y84:.Y92])" office:value-type="float" office:value="143.375" calcext:value-type="float">
            <text:p>143</text:p>
          </table:table-cell>
          <table:table-cell table:style-name="ce8"/>
          <table:table-cell table:style-name="ce6" table:formula="of:=AVERAGE([.AA84:.AA92])" office:value-type="float" office:value="117490" calcext:value-type="float">
            <text:p>117,490</text:p>
          </table:table-cell>
          <table:table-cell table:style-name="ce6" table:formula="of:=AVERAGE([.AB84:.AB92])" office:value-type="float" office:value="382617" calcext:value-type="float">
            <text:p>382,617</text:p>
          </table:table-cell>
          <table:table-cell table:style-name="ce11" table:formula="of:=9/30" office:value-type="percentage" office:value="0.3" calcext:value-type="percentage">
            <text:p>30.00%</text:p>
          </table:table-cell>
          <table:table-cell table:style-name="ce6" table:formula="of:=AVERAGE([.AD84:.AD92])" office:value-type="float" office:value="127.111111111111" calcext:value-type="float">
            <text:p>1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/50</text:p>
          </table:table-cell>
          <table:table-cell table:number-columns-repeated="4"/>
          <table:table-cell office:value-type="string" calcext:value-type="string">
            <text:p>4/50</text:p>
          </table:table-cell>
          <table:table-cell table:number-columns-repeated="4"/>
          <table:table-cell office:value-type="string" calcext:value-type="string">
            <text:p>3/50</text:p>
          </table:table-cell>
          <table:table-cell table:number-columns-repeated="4"/>
          <table:table-cell office:value-type="string" calcext:value-type="string">
            <text:p>5/50</text:p>
          </table:table-cell>
          <table:table-cell table:number-columns-repeated="2"/>
          <table:table-cell table:formula="of:=STDEV([.V84:.V91])" office:value-type="float" office:value="96116.1428020437" calcext:value-type="float">
            <text:p>96116.1428020437</text:p>
          </table:table-cell>
          <table:table-cell table:formula="of:=STDEV([.W84:.W91])" office:value-type="float" office:value="272910.824246283" calcext:value-type="float">
            <text:p>272910.824246283</text:p>
          </table:table-cell>
          <table:table-cell/>
          <table:table-cell table:formula="of:=STDEV([.Y84:.Y91])" office:value-type="float" office:value="90.9174468562395" calcext:value-type="float">
            <text:p>90.9174468562</text:p>
          </table:table-cell>
          <table:table-cell table:style-name="ce2"/>
          <table:table-cell table:formula="of:=STDEV([.AA84:.AA92])" office:value-type="float" office:value="85624.0083154252" calcext:value-type="float">
            <text:p>85624.0083154252</text:p>
          </table:table-cell>
          <table:table-cell table:formula="of:=STDEV([.AB84:.AB92])" office:value-type="float" office:value="275747.809037533" calcext:value-type="float">
            <text:p>275747.809037533</text:p>
          </table:table-cell>
          <table:table-cell/>
          <table:table-cell table:formula="of:=STDEV([.AD84:.AD92])" office:value-type="float" office:value="91.859191761691" calcext:value-type="float">
            <text:p>91.8591917617</text:p>
          </table:table-cell>
        </table:table-row>
        <table:table-row table:style-name="ro1">
          <table:table-cell/>
          <table:table-cell table:formula="of:=STDEV([.B84:.B113])" office:value-type="float" office:value="67222.9896191276" calcext:value-type="float">
            <text:p>67222.9896191276</text:p>
          </table:table-cell>
          <table:table-cell table:formula="of:=STDEV([.C84:.C113])" office:value-type="float" office:value="121928.639297586" calcext:value-type="float">
            <text:p>121928.639297586</text:p>
          </table:table-cell>
          <table:table-cell/>
          <table:table-cell table:formula="of:=STDEV([.E84:.E113])" office:value-type="float" office:value="40.6402919937017" calcext:value-type="float">
            <text:p>40.6402919937</text:p>
          </table:table-cell>
          <table:table-cell table:style-name="ce2"/>
          <table:table-cell table:formula="of:=STDEV([.G84:.G113])" office:value-type="float" office:value="55859.4566120053" calcext:value-type="float">
            <text:p>55859.4566120053</text:p>
          </table:table-cell>
          <table:table-cell table:formula="of:=STDEV([.H84:.H113])" office:value-type="float" office:value="102931.003830297" calcext:value-type="float">
            <text:p>102931.003830297</text:p>
          </table:table-cell>
          <table:table-cell/>
          <table:table-cell table:formula="of:=STDEV([.J84:.J113])" office:value-type="float" office:value="34.325956131881" calcext:value-type="float">
            <text:p>34.3259561319</text:p>
          </table:table-cell>
          <table:table-cell table:style-name="ce2"/>
          <table:table-cell table:formula="of:=STDEV([.L84:.L113])" office:value-type="float" office:value="52609.7696403358" calcext:value-type="float">
            <text:p>52609.7696403358</text:p>
          </table:table-cell>
          <table:table-cell table:formula="of:=STDEV([.M84:.M113])" office:value-type="float" office:value="97329.9064540554" calcext:value-type="float">
            <text:p>97329.9064540554</text:p>
          </table:table-cell>
          <table:table-cell/>
          <table:table-cell table:formula="of:=STDEV([.O84:.O113])" office:value-type="float" office:value="32.4300307824665" calcext:value-type="float">
            <text:p>32.4300307825</text:p>
          </table:table-cell>
          <table:table-cell table:style-name="ce2"/>
          <table:table-cell table:formula="of:=STDEV([.Q84:.Q113])" office:value-type="float" office:value="43950.9295287003" calcext:value-type="float">
            <text:p>43950.9295287003</text:p>
          </table:table-cell>
          <table:table-cell table:formula="of:=STDEV([.R84:.R113])" office:value-type="float" office:value="81295.6719387826" calcext:value-type="float">
            <text:p>81295.6719387826</text:p>
          </table:table-cell>
          <table:table-cell/>
          <table:table-cell table:formula="of:=STDEV([.T84:.T113])" office:value-type="float" office:value="27.0643337423913" calcext:value-type="float">
            <text:p>27.0643337424</text:p>
          </table:table-cell>
          <table:table-cell table:number-columns-repeated="10"/>
        </table:table-row>
        <table:table-row table:style-name="ro1">
          <table:table-cell/>
          <table:table-cell table:style-name="ce8" table:number-columns-repeated="19"/>
          <table:table-cell table:number-columns-repeated="10"/>
        </table:table-row>
        <table:table-row table:style-name="ro1" table:number-rows-repeated="1048458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3">00/00/0000</text:date>, <text:time style:data-style-name="N2" text:time-value="10:27:05.7242197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4:35:23.839917321</meta:creation-date>
    <dc:date>2016-07-13T19:08:18.303211026</dc:date>
    <meta:editing-duration>PT22H11M29S</meta:editing-duration>
    <meta:editing-cycles>23</meta:editing-cycles>
    <meta:generator>LibreOffice/4.2.8.2$Linux_X86_64 LibreOffice_project/420m0$Build-2</meta:generator>
    <meta:document-statistic meta:table-count="1" meta:cell-count="2207" meta:object-count="0"/>
  </office:meta>
</office:document-meta>
</file>